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3.6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&gt;65535" style:apply-style-name="ConditionalStyle_5f_2" style:base-cell-address="Sheet1.C6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65535" style:apply-style-name="ConditionalStyle_5f_2" style:base-cell-address="Sheet1.C6"/>
    </style:style>
    <style:style style:name="ce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&gt;65535/[.$F$1]" style:apply-style-name="ConditionalStyle_5f_1" style:base-cell-address="Sheet1.F6"/>
    </style:style>
    <style:style style:name="ce13" style:family="table-cell" style:parent-style-name="Default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7" table:default-cell-style-name="ce2"/>
        <table:table-column table:style-name="co2" table:number-columns-repeated="57" table:default-cell-style-name="ce2"/>
        <table:table-row table:style-name="ro1">
          <table:table-cell table:style-name="ce1" office:value-type="string" calcext:value-type="string">
            <text:p>Base</text:p>
          </table:table-cell>
          <table:table-cell office:value-type="float" office:value="261.626" calcext:value-type="float">
            <text:p>261.626</text:p>
          </table:table-cell>
          <table:table-cell office:value-type="string" calcext:value-type="string">
            <text:p>Hz</text:p>
          </table:table-cell>
          <table:table-cell/>
          <table:table-cell table:style-name="ce1" office:value-type="string" calcext:value-type="string">
            <text:p>Divisor</text:p>
          </table:table-cell>
          <table:table-cell office:value-type="float" office:value="64" calcext:value-type="float">
            <text:p>6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aves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Hz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1">
          <table:table-cell table:style-name="ce3" office:value-type="string" calcext:value-type="string">
            <text:p>Note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Divisor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Scaled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Error</text:p>
            <draw:frame table:end-cell-address="Sheet1.N34" table:end-x="2.36cm" table:end-y="0.216cm" draw:z-index="0" draw:name="Chart 1" draw:style-name="gr1" draw:text-style-name="P1" svg:width="22.171cm" svg:height="14.728cm" svg:x="2.234cm" svg:y="0.12cm">
              <draw:object draw:notify-on-update-of-ranges="Sheet1.H6:Sheet1.H6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3">
          <table:table-cell office:value-type="string" calcext:value-type="string">
            <text:p>C</text:p>
          </table:table-cell>
          <table:table-cell table:style-name="ce4" table:formula="of:=[.B1]/(POWER(2;[.B2]))" office:value-type="float" office:value="65.4065" calcext:value-type="float">
            <text:p>65.41</text:p>
          </table:table-cell>
          <table:table-cell table:style-name="ce6" table:formula="of:=INT([.$B$3]/[.B6]+0.5)" office:value-type="float" office:value="76445" calcext:value-type="float">
            <text:p>76445</text:p>
          </table:table-cell>
          <table:table-cell table:style-name="ce8" table:formula="of:=[.$B$3]/[.C6]" office:value-type="float" office:value="65.4065014062398" calcext:value-type="float">
            <text:p>65.41</text:p>
          </table:table-cell>
          <table:table-cell table:style-name="ce11" table:formula="of:=ABS([.D6]-[.B6])/[.B6]" office:value-type="percentage" office:value="0.0000000215000006039638" calcext:value-type="percentage">
            <text:p>0.0000%</text:p>
          </table:table-cell>
          <table:table-cell table:style-name="ce12" table:formula="of:=INT([.C6]/[.$F$1]+0.5)" office:value-type="float" office:value="1194" calcext:value-type="float">
            <text:p>1194</text:p>
          </table:table-cell>
          <table:table-cell table:style-name="ce8" table:formula="of:=[.$B$3]/([.$F$1]*[.F6])" office:value-type="float" office:value="65.4313232830821" calcext:value-type="float">
            <text:p>65.43</text:p>
          </table:table-cell>
          <table:table-cell table:style-name="ce13" table:formula="of:=ABS([.G6]-[.B6])/[.B6]" office:value-type="percentage" office:value="0.000379523183201752" calcext:value-type="percentage">
            <text:p>0.038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#</text:p>
          </table:table-cell>
          <table:table-cell table:style-name="ce4" table:formula="of:=[.B6]*POWER(2;1/12)" office:value-type="float" office:value="69.2957728812113" calcext:value-type="float">
            <text:p>69.30</text:p>
          </table:table-cell>
          <table:table-cell table:style-name="ce6" table:formula="of:=INT([.$B$3]/[.B7]+0.5)" office:value-type="float" office:value="72154" calcext:value-type="float">
            <text:p>72154</text:p>
          </table:table-cell>
          <table:table-cell table:style-name="ce8" table:formula="of:=[.$B$3]/[.C7]" office:value-type="float" office:value="69.2962275133742" calcext:value-type="float">
            <text:p>69.30</text:p>
          </table:table-cell>
          <table:table-cell table:style-name="ce11" table:formula="of:=ABS([.D7]-[.B7])/[.B7]" office:value-type="percentage" office:value="0.0000065607488599208" calcext:value-type="percentage">
            <text:p>0.0007%</text:p>
          </table:table-cell>
          <table:table-cell table:style-name="ce12" table:formula="of:=INT([.C7]/[.$F$1]+0.5)" office:value-type="float" office:value="1127" calcext:value-type="float">
            <text:p>1127</text:p>
          </table:table-cell>
          <table:table-cell table:style-name="ce8" table:formula="of:=[.$B$3]/([.$F$1]*[.F7])" office:value-type="float" office:value="69.321206743567" calcext:value-type="float">
            <text:p>69.32</text:p>
          </table:table-cell>
          <table:table-cell table:style-name="ce13" table:formula="of:=ABS([.G7]-[.B7])/[.B7]" office:value-type="percentage" office:value="0.000367033388881305" calcext:value-type="percentage">
            <text:p>0.037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#</text:p>
          </table:table-cell>
          <table:table-cell table:style-name="ce4" table:formula="of:=[.B7]*POWER(2;1/12)" office:value-type="float" office:value="73.416313962747" calcext:value-type="float">
            <text:p>73.42</text:p>
          </table:table-cell>
          <table:table-cell table:style-name="ce6" table:formula="of:=INT([.$B$3]/[.B8]+0.5)" office:value-type="float" office:value="68105" calcext:value-type="float">
            <text:p>68105</text:p>
          </table:table-cell>
          <table:table-cell table:style-name="ce8" table:formula="of:=[.$B$3]/[.C8]" office:value-type="float" office:value="73.4160487482564" calcext:value-type="float">
            <text:p>73.42</text:p>
          </table:table-cell>
          <table:table-cell table:style-name="ce11" table:formula="of:=ABS([.D8]-[.B8])/[.B8]" office:value-type="percentage" office:value="0.00000361247352698455" calcext:value-type="percentage">
            <text:p>0.0004%</text:p>
          </table:table-cell>
          <table:table-cell table:style-name="ce12" table:formula="of:=INT([.C8]/[.$F$1]+0.5)" office:value-type="float" office:value="1064" calcext:value-type="float">
            <text:p>1064</text:p>
          </table:table-cell>
          <table:table-cell table:style-name="ce8" table:formula="of:=[.$B$3]/([.$F$1]*[.F8])" office:value-type="float" office:value="73.4257518796993" calcext:value-type="float">
            <text:p>73.43</text:p>
          </table:table-cell>
          <table:table-cell table:style-name="ce13" table:formula="of:=ABS([.G8]-[.B8])/[.B8]" office:value-type="percentage" office:value="0.000128553402408979" calcext:value-type="percentage">
            <text:p>0.013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#</text:p>
          </table:table-cell>
          <table:table-cell table:style-name="ce4" table:formula="of:=[.B8]*POWER(2;1/12)" office:value-type="float" office:value="77.7818751674255" calcext:value-type="float">
            <text:p>77.78</text:p>
          </table:table-cell>
          <table:table-cell table:style-name="ce6" table:formula="of:=INT([.$B$3]/[.B9]+0.5)" office:value-type="float" office:value="64282" calcext:value-type="float">
            <text:p>64282</text:p>
          </table:table-cell>
          <table:table-cell table:style-name="ce8" table:formula="of:=[.$B$3]/[.C9]" office:value-type="float" office:value="77.7822718645966" calcext:value-type="float">
            <text:p>77.78</text:p>
          </table:table-cell>
          <table:table-cell table:style-name="ce11" table:formula="of:=ABS([.D9]-[.B9])/[.B9]" office:value-type="percentage" office:value="0.00000510012352218005" calcext:value-type="percentage">
            <text:p>0.0005%</text:p>
          </table:table-cell>
          <table:table-cell table:style-name="ce12" table:formula="of:=INT([.C9]/[.$F$1]+0.5)" office:value-type="float" office:value="1004" calcext:value-type="float">
            <text:p>1004</text:p>
          </table:table-cell>
          <table:table-cell table:style-name="ce8" table:formula="of:=[.$B$3]/([.$F$1]*[.F9])" office:value-type="float" office:value="77.8137450199203" calcext:value-type="float">
            <text:p>77.81</text:p>
          </table:table-cell>
          <table:table-cell table:style-name="ce13" table:formula="of:=ABS([.G9]-[.B9])/[.B9]" office:value-type="percentage" office:value="0.000409733661296235" calcext:value-type="percentage">
            <text:p>0.041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</text:p>
          </table:table-cell>
          <table:table-cell table:style-name="ce4" table:formula="of:=[.B9]*POWER(2;1/12)" office:value-type="float" office:value="82.407026149949" calcext:value-type="float">
            <text:p>82.41</text:p>
          </table:table-cell>
          <table:table-cell table:style-name="ce6" table:formula="of:=INT([.$B$3]/[.B10]+0.5)" office:value-type="float" office:value="60674" calcext:value-type="float">
            <text:p>60674</text:p>
          </table:table-cell>
          <table:table-cell table:style-name="ce8" table:formula="of:=[.$B$3]/[.C10]" office:value-type="float" office:value="82.4076210567953" calcext:value-type="float">
            <text:p>82.41</text:p>
          </table:table-cell>
          <table:table-cell table:style-name="ce11" table:formula="of:=ABS([.D10]-[.B10])/[.B10]" office:value-type="percentage" office:value="0.00000721912771394004" calcext:value-type="percentage">
            <text:p>0.0007%</text:p>
          </table:table-cell>
          <table:table-cell table:style-name="ce12" table:formula="of:=INT([.C10]/[.$F$1]+0.5)" office:value-type="float" office:value="948" calcext:value-type="float">
            <text:p>948</text:p>
          </table:table-cell>
          <table:table-cell table:style-name="ce8" table:formula="of:=[.$B$3]/([.$F$1]*[.F10])" office:value-type="float" office:value="82.4103375527426" calcext:value-type="float">
            <text:p>82.41</text:p>
          </table:table-cell>
          <table:table-cell table:style-name="ce13" table:formula="of:=ABS([.G10]-[.B10])/[.B10]" office:value-type="percentage" office:value="0.0000401835007073273" calcext:value-type="percentage">
            <text:p>0.004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</text:p>
          </table:table-cell>
          <table:table-cell table:style-name="ce4" table:formula="of:=[.B10]*POWER(2;1/12)" office:value-type="float" office:value="87.3072029217724" calcext:value-type="float">
            <text:p>87.31</text:p>
          </table:table-cell>
          <table:table-cell table:style-name="ce6" table:formula="of:=INT([.$B$3]/[.B11]+0.5)" office:value-type="float" office:value="57269" calcext:value-type="float">
            <text:p>57269</text:p>
          </table:table-cell>
          <table:table-cell table:style-name="ce8" table:formula="of:=[.$B$3]/[.C11]" office:value-type="float" office:value="87.3072692032339" calcext:value-type="float">
            <text:p>87.31</text:p>
          </table:table-cell>
          <table:table-cell table:style-name="ce11" table:formula="of:=ABS([.D11]-[.B11])/[.B11]" office:value-type="percentage" office:value="0.000000759175179909976" calcext:value-type="percentage">
            <text:p>0.0001%</text:p>
          </table:table-cell>
          <table:table-cell table:style-name="ce12" table:formula="of:=INT([.C11]/[.$F$1]+0.5)" office:value-type="float" office:value="895" calcext:value-type="float">
            <text:p>895</text:p>
          </table:table-cell>
          <table:table-cell table:style-name="ce8" table:formula="of:=[.$B$3]/([.$F$1]*[.F11])" office:value-type="float" office:value="87.2905027932961" calcext:value-type="float">
            <text:p>87.29</text:p>
          </table:table-cell>
          <table:table-cell table:style-name="ce13" table:formula="of:=ABS([.G11]-[.B11])/[.B11]" office:value-type="percentage" office:value="0.000191280076756679" calcext:value-type="percentage">
            <text:p>0.019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#</text:p>
          </table:table-cell>
          <table:table-cell table:style-name="ce4" table:formula="of:=[.B11]*POWER(2;1/12)" office:value-type="float" office:value="92.4987593673559" calcext:value-type="float">
            <text:p>92.50</text:p>
          </table:table-cell>
          <table:table-cell table:style-name="ce6" table:formula="of:=INT([.$B$3]/[.B12]+0.5)" office:value-type="float" office:value="54055" calcext:value-type="float">
            <text:p>54055</text:p>
          </table:table-cell>
          <table:table-cell table:style-name="ce8" table:formula="of:=[.$B$3]/[.C12]" office:value-type="float" office:value="92.4983812783276" calcext:value-type="float">
            <text:p>92.50</text:p>
          </table:table-cell>
          <table:table-cell table:style-name="ce11" table:formula="of:=ABS([.D12]-[.B12])/[.B12]" office:value-type="percentage" office:value="0.00000408750377645472" calcext:value-type="percentage">
            <text:p>0.0004%</text:p>
          </table:table-cell>
          <table:table-cell table:style-name="ce12" table:formula="of:=INT([.C12]/[.$F$1]+0.5)" office:value-type="float" office:value="845" calcext:value-type="float">
            <text:p>845</text:p>
          </table:table-cell>
          <table:table-cell table:style-name="ce8" table:formula="of:=[.$B$3]/([.$F$1]*[.F12])" office:value-type="float" office:value="92.4556213017751" calcext:value-type="float">
            <text:p>92.46</text:p>
          </table:table-cell>
          <table:table-cell table:style-name="ce13" table:formula="of:=ABS([.G12]-[.B12])/[.B12]" office:value-type="percentage" office:value="0.000466363720721752" calcext:value-type="percentage">
            <text:p>0.047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G</text:p>
          </table:table-cell>
          <table:table-cell table:style-name="ce4" table:formula="of:=[.B12]*POWER(2;1/12)" office:value-type="float" office:value="97.9990218237347" calcext:value-type="float">
            <text:p>98.00</text:p>
          </table:table-cell>
          <table:table-cell table:style-name="ce6" table:formula="of:=INT([.$B$3]/[.B13]+0.5)" office:value-type="float" office:value="51021" calcext:value-type="float">
            <text:p>51021</text:p>
          </table:table-cell>
          <table:table-cell table:style-name="ce8" table:formula="of:=[.$B$3]/[.C13]" office:value-type="float" office:value="97.9988632131867" calcext:value-type="float">
            <text:p>98.00</text:p>
          </table:table-cell>
          <table:table-cell table:style-name="ce11" table:formula="of:=ABS([.D13]-[.B13])/[.B13]" office:value-type="percentage" office:value="0.00000161849113408058" calcext:value-type="percentage">
            <text:p>0.0002%</text:p>
          </table:table-cell>
          <table:table-cell table:style-name="ce12" table:formula="of:=INT([.C13]/[.$F$1]+0.5)" office:value-type="float" office:value="797" calcext:value-type="float">
            <text:p>797</text:p>
          </table:table-cell>
          <table:table-cell table:style-name="ce8" table:formula="of:=[.$B$3]/([.$F$1]*[.F13])" office:value-type="float" office:value="98.0238393977415" calcext:value-type="float">
            <text:p>98.02</text:p>
          </table:table-cell>
          <table:table-cell table:style-name="ce13" table:formula="of:=ABS([.G13]-[.B13])/[.B13]" office:value-type="percentage" office:value="0.000253243078808173" calcext:value-type="percentage">
            <text:p>0.025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G#</text:p>
          </table:table-cell>
          <table:table-cell table:style-name="ce4" table:formula="of:=[.B13]*POWER(2;1/12)" office:value-type="float" office:value="103.826346905558" calcext:value-type="float">
            <text:p>103.83</text:p>
          </table:table-cell>
          <table:table-cell table:style-name="ce6" table:formula="of:=INT([.$B$3]/[.B14]+0.5)" office:value-type="float" office:value="48157" calcext:value-type="float">
            <text:p>48157</text:p>
          </table:table-cell>
          <table:table-cell table:style-name="ce8" table:formula="of:=[.$B$3]/[.C14]" office:value-type="float" office:value="103.827065639471" calcext:value-type="float">
            <text:p>103.83</text:p>
          </table:table-cell>
          <table:table-cell table:style-name="ce11" table:formula="of:=ABS([.D14]-[.B14])/[.B14]" office:value-type="percentage" office:value="0.00000692246172821032" calcext:value-type="percentage">
            <text:p>0.0007%</text:p>
          </table:table-cell>
          <table:table-cell table:style-name="ce12" table:formula="of:=INT([.C14]/[.$F$1]+0.5)" office:value-type="float" office:value="752" calcext:value-type="float">
            <text:p>752</text:p>
          </table:table-cell>
          <table:table-cell table:style-name="ce8" table:formula="of:=[.$B$3]/([.$F$1]*[.F14])" office:value-type="float" office:value="103.889627659574" calcext:value-type="float">
            <text:p>103.89</text:p>
          </table:table-cell>
          <table:table-cell table:style-name="ce13" table:formula="of:=ABS([.G14]-[.B14])/[.B14]" office:value-type="percentage" office:value="0.00060948647335117" calcext:value-type="percentage">
            <text:p>0.061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</text:p>
          </table:table-cell>
          <table:table-cell table:style-name="ce4" table:formula="of:=[.B14]*POWER(2;1/12)" office:value-type="float" office:value="110.000182768584" calcext:value-type="float">
            <text:p>110.00</text:p>
          </table:table-cell>
          <table:table-cell table:style-name="ce6" table:formula="of:=INT([.$B$3]/[.B15]+0.5)" office:value-type="float" office:value="45454" calcext:value-type="float">
            <text:p>45454</text:p>
          </table:table-cell>
          <table:table-cell table:style-name="ce8" table:formula="of:=[.$B$3]/[.C15]" office:value-type="float" office:value="110.00132001584" calcext:value-type="float">
            <text:p>110.00</text:p>
          </table:table-cell>
          <table:table-cell table:style-name="ce11" table:formula="of:=ABS([.D15]-[.B15])/[.B15]" office:value-type="percentage" office:value="0.0000103385942402429" calcext:value-type="percentage">
            <text:p>0.0010%</text:p>
          </table:table-cell>
          <table:table-cell table:style-name="ce12" table:formula="of:=INT([.C15]/[.$F$1]+0.5)" office:value-type="float" office:value="710" calcext:value-type="float">
            <text:p>710</text:p>
          </table:table-cell>
          <table:table-cell table:style-name="ce8" table:formula="of:=[.$B$3]/([.$F$1]*[.F15])" office:value-type="float" office:value="110.035211267606" calcext:value-type="float">
            <text:p>110.04</text:p>
          </table:table-cell>
          <table:table-cell table:style-name="ce13" table:formula="of:=ABS([.G15]-[.B15])/[.B15]" office:value-type="percentage" office:value="0.000318440371095822" calcext:value-type="percentage">
            <text:p>0.032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#</text:p>
          </table:table-cell>
          <table:table-cell table:style-name="ce4" table:formula="of:=[.B15]*POWER(2;1/12)" office:value-type="float" office:value="116.541134016092" calcext:value-type="float">
            <text:p>116.54</text:p>
          </table:table-cell>
          <table:table-cell table:style-name="ce6" table:formula="of:=INT([.$B$3]/[.B16]+0.5)" office:value-type="float" office:value="42903" calcext:value-type="float">
            <text:p>42903</text:p>
          </table:table-cell>
          <table:table-cell table:style-name="ce8" table:formula="of:=[.$B$3]/[.C16]" office:value-type="float" office:value="116.541966762231" calcext:value-type="float">
            <text:p>116.54</text:p>
          </table:table-cell>
          <table:table-cell table:style-name="ce11" table:formula="of:=ABS([.D16]-[.B16])/[.B16]" office:value-type="percentage" office:value="0.00000714551257691938" calcext:value-type="percentage">
            <text:p>0.0007%</text:p>
          </table:table-cell>
          <table:table-cell table:style-name="ce12" table:formula="of:=INT([.C16]/[.$F$1]+0.5)" office:value-type="float" office:value="670" calcext:value-type="float">
            <text:p>670</text:p>
          </table:table-cell>
          <table:table-cell table:style-name="ce8" table:formula="of:=[.$B$3]/([.$F$1]*[.F16])" office:value-type="float" office:value="116.60447761194" calcext:value-type="float">
            <text:p>116.60</text:p>
          </table:table-cell>
          <table:table-cell table:style-name="ce13" table:formula="of:=ABS([.G16]-[.B16])/[.B16]" office:value-type="percentage" office:value="0.000543529942306093" calcext:value-type="percentage">
            <text:p>0.054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</text:p>
          </table:table-cell>
          <table:table-cell table:style-name="ce4" table:formula="of:=[.B16]*POWER(2;1/12)" office:value-type="float" office:value="123.47103046483" calcext:value-type="float">
            <text:p>123.47</text:p>
          </table:table-cell>
          <table:table-cell table:style-name="ce6" table:formula="of:=INT([.$B$3]/[.B17]+0.5)" office:value-type="float" office:value="40495" calcext:value-type="float">
            <text:p>40495</text:p>
          </table:table-cell>
          <table:table-cell table:style-name="ce8" table:formula="of:=[.$B$3]/[.C17]" office:value-type="float" office:value="123.472033584393" calcext:value-type="float">
            <text:p>123.47</text:p>
          </table:table-cell>
          <table:table-cell table:style-name="ce11" table:formula="of:=ABS([.D17]-[.B17])/[.B17]" office:value-type="percentage" office:value="0.00000812433134261755" calcext:value-type="percentage">
            <text:p>0.0008%</text:p>
          </table:table-cell>
          <table:table-cell table:style-name="ce12" table:formula="of:=INT([.C17]/[.$F$1]+0.5)" office:value-type="float" office:value="633" calcext:value-type="float">
            <text:p>633</text:p>
          </table:table-cell>
          <table:table-cell table:style-name="ce8" table:formula="of:=[.$B$3]/([.$F$1]*[.F17])" office:value-type="float" office:value="123.420221169036" calcext:value-type="float">
            <text:p>123.42</text:p>
          </table:table-cell>
          <table:table-cell table:style-name="ce13" table:formula="of:=ABS([.G17]-[.B17])/[.B17]" office:value-type="percentage" office:value="0.000411507829835067" calcext:value-type="percentage">
            <text:p>0.041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</text:p>
          </table:table-cell>
          <table:table-cell table:style-name="ce4" table:formula="of:=[.B17]*POWER(2;1/12)" office:value-type="float" office:value="130.813" calcext:value-type="float">
            <text:p>130.81</text:p>
          </table:table-cell>
          <table:table-cell table:style-name="ce6" table:formula="of:=INT([.$B$3]/[.B18]+0.5)" office:value-type="float" office:value="38223" calcext:value-type="float">
            <text:p>38223</text:p>
          </table:table-cell>
          <table:table-cell table:style-name="ce8" table:formula="of:=[.$B$3]/[.C18]" office:value-type="float" office:value="130.811291630694" calcext:value-type="float">
            <text:p>130.81</text:p>
          </table:table-cell>
          <table:table-cell table:style-name="ce11" table:formula="of:=ABS([.D18]-[.B18])/[.B18]" office:value-type="percentage" office:value="0.0000130596294440962" calcext:value-type="percentage">
            <text:p>0.0013%</text:p>
          </table:table-cell>
          <table:table-cell table:style-name="ce12" table:formula="of:=INT([.C18]/[.$F$1]+0.5)" office:value-type="float" office:value="597" calcext:value-type="float">
            <text:p>597</text:p>
          </table:table-cell>
          <table:table-cell table:style-name="ce8" table:formula="of:=[.$B$3]/([.$F$1]*[.F18])" office:value-type="float" office:value="130.862646566164" calcext:value-type="float">
            <text:p>130.86</text:p>
          </table:table-cell>
          <table:table-cell table:style-name="ce13" table:formula="of:=ABS([.G18]-[.B18])/[.B18]" office:value-type="percentage" office:value="0.000379523183201317" calcext:value-type="percentage">
            <text:p>0.038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#</text:p>
          </table:table-cell>
          <table:table-cell table:style-name="ce4" table:formula="of:=[.B18]*POWER(2;1/12)" office:value-type="float" office:value="138.591545762423" calcext:value-type="float">
            <text:p>138.59</text:p>
          </table:table-cell>
          <table:table-cell table:style-name="ce6" table:formula="of:=INT([.$B$3]/[.B19]+0.5)" office:value-type="float" office:value="36077" calcext:value-type="float">
            <text:p>36077</text:p>
          </table:table-cell>
          <table:table-cell table:style-name="ce8" table:formula="of:=[.$B$3]/[.C19]" office:value-type="float" office:value="138.592455026748" calcext:value-type="float">
            <text:p>138.59</text:p>
          </table:table-cell>
          <table:table-cell table:style-name="ce11" table:formula="of:=ABS([.D19]-[.B19])/[.B19]" office:value-type="percentage" office:value="0.00000656074885951064" calcext:value-type="percentage">
            <text:p>0.0007%</text:p>
          </table:table-cell>
          <table:table-cell table:style-name="ce12" table:formula="of:=INT([.C19]/[.$F$1]+0.5)" office:value-type="float" office:value="564" calcext:value-type="float">
            <text:p>564</text:p>
          </table:table-cell>
          <table:table-cell table:style-name="ce8" table:formula="of:=[.$B$3]/([.$F$1]*[.F19])" office:value-type="float" office:value="138.519503546099" calcext:value-type="float">
            <text:p>138.52</text:p>
          </table:table-cell>
          <table:table-cell table:style-name="ce13" table:formula="of:=ABS([.G19]-[.B19])/[.B19]" office:value-type="percentage" office:value="0.000519816818024132" calcext:value-type="percentage">
            <text:p>0.052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#</text:p>
          </table:table-cell>
          <table:table-cell table:style-name="ce4" table:formula="of:=[.B19]*POWER(2;1/12)" office:value-type="float" office:value="146.832627925494" calcext:value-type="float">
            <text:p>146.83</text:p>
          </table:table-cell>
          <table:table-cell table:style-name="ce6" table:formula="of:=INT([.$B$3]/[.B20]+0.5)" office:value-type="float" office:value="34052" calcext:value-type="float">
            <text:p>34052</text:p>
          </table:table-cell>
          <table:table-cell table:style-name="ce8" table:formula="of:=[.$B$3]/[.C20]" office:value-type="float" office:value="146.834253494655" calcext:value-type="float">
            <text:p>146.83</text:p>
          </table:table-cell>
          <table:table-cell table:style-name="ce11" table:formula="of:=ABS([.D20]-[.B20])/[.B20]" office:value-type="percentage" office:value="0.0000110708987785326" calcext:value-type="percentage">
            <text:p>0.0011%</text:p>
          </table:table-cell>
          <table:table-cell table:style-name="ce12" table:formula="of:=INT([.C20]/[.$F$1]+0.5)" office:value-type="float" office:value="532" calcext:value-type="float">
            <text:p>532</text:p>
          </table:table-cell>
          <table:table-cell table:style-name="ce8" table:formula="of:=[.$B$3]/([.$F$1]*[.F20])" office:value-type="float" office:value="146.851503759399" calcext:value-type="float">
            <text:p>146.85</text:p>
          </table:table-cell>
          <table:table-cell table:style-name="ce13" table:formula="of:=ABS([.G20]-[.B20])/[.B20]" office:value-type="percentage" office:value="0.000128553402408592" calcext:value-type="percentage">
            <text:p>0.013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#</text:p>
          </table:table-cell>
          <table:table-cell table:style-name="ce4" table:formula="of:=[.B20]*POWER(2;1/12)" office:value-type="float" office:value="155.563750334851" calcext:value-type="float">
            <text:p>155.56</text:p>
          </table:table-cell>
          <table:table-cell table:style-name="ce6" table:formula="of:=INT([.$B$3]/[.B21]+0.5)" office:value-type="float" office:value="32141" calcext:value-type="float">
            <text:p>32141</text:p>
          </table:table-cell>
          <table:table-cell table:style-name="ce8" table:formula="of:=[.$B$3]/[.C21]" office:value-type="float" office:value="155.564543729193" calcext:value-type="float">
            <text:p>155.56</text:p>
          </table:table-cell>
          <table:table-cell table:style-name="ce11" table:formula="of:=ABS([.D21]-[.B21])/[.B21]" office:value-type="percentage" office:value="0.00000510012352181464" calcext:value-type="percentage">
            <text:p>0.0005%</text:p>
          </table:table-cell>
          <table:table-cell table:style-name="ce12" table:formula="of:=INT([.C21]/[.$F$1]+0.5)" office:value-type="float" office:value="502" calcext:value-type="float">
            <text:p>502</text:p>
          </table:table-cell>
          <table:table-cell table:style-name="ce8" table:formula="of:=[.$B$3]/([.$F$1]*[.F21])" office:value-type="float" office:value="155.627490039841" calcext:value-type="float">
            <text:p>155.63</text:p>
          </table:table-cell>
          <table:table-cell table:style-name="ce13" table:formula="of:=ABS([.G21]-[.B21])/[.B21]" office:value-type="percentage" office:value="0.00040973366129587" calcext:value-type="percentage">
            <text:p>0.041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</text:p>
          </table:table-cell>
          <table:table-cell table:style-name="ce4" table:formula="of:=[.B21]*POWER(2;1/12)" office:value-type="float" office:value="164.814052299898" calcext:value-type="float">
            <text:p>164.81</text:p>
          </table:table-cell>
          <table:table-cell table:style-name="ce6" table:formula="of:=INT([.$B$3]/[.B22]+0.5)" office:value-type="float" office:value="30337" calcext:value-type="float">
            <text:p>30337</text:p>
          </table:table-cell>
          <table:table-cell table:style-name="ce8" table:formula="of:=[.$B$3]/[.C22]" office:value-type="float" office:value="164.815242113591" calcext:value-type="float">
            <text:p>164.82</text:p>
          </table:table-cell>
          <table:table-cell table:style-name="ce11" table:formula="of:=ABS([.D22]-[.B22])/[.B22]" office:value-type="percentage" office:value="0.00000721912771359514" calcext:value-type="percentage">
            <text:p>0.0007%</text:p>
          </table:table-cell>
          <table:table-cell table:style-name="ce12" table:formula="of:=INT([.C22]/[.$F$1]+0.5)" office:value-type="float" office:value="474" calcext:value-type="float">
            <text:p>474</text:p>
          </table:table-cell>
          <table:table-cell table:style-name="ce8" table:formula="of:=[.$B$3]/([.$F$1]*[.F22])" office:value-type="float" office:value="164.820675105485" calcext:value-type="float">
            <text:p>164.82</text:p>
          </table:table-cell>
          <table:table-cell table:style-name="ce13" table:formula="of:=ABS([.G22]-[.B22])/[.B22]" office:value-type="percentage" office:value="0.0000401835007069824" calcext:value-type="percentage">
            <text:p>0.004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</text:p>
          </table:table-cell>
          <table:table-cell table:style-name="ce4" table:formula="of:=[.B22]*POWER(2;1/12)" office:value-type="float" office:value="174.614405843545" calcext:value-type="float">
            <text:p>174.61</text:p>
          </table:table-cell>
          <table:table-cell table:style-name="ce6" table:formula="of:=INT([.$B$3]/[.B23]+0.5)" office:value-type="float" office:value="28635" calcext:value-type="float">
            <text:p>28635</text:p>
          </table:table-cell>
          <table:table-cell table:style-name="ce8" table:formula="of:=[.$B$3]/[.C23]" office:value-type="float" office:value="174.611489436005" calcext:value-type="float">
            <text:p>174.61</text:p>
          </table:table-cell>
          <table:table-cell table:style-name="ce11" table:formula="of:=ABS([.D23]-[.B23])/[.B23]" office:value-type="percentage" office:value="0.0000167019870200563" calcext:value-type="percentage">
            <text:p>0.0017%</text:p>
          </table:table-cell>
          <table:table-cell table:style-name="ce12" table:formula="of:=INT([.C23]/[.$F$1]+0.5)" office:value-type="float" office:value="447" calcext:value-type="float">
            <text:p>447</text:p>
          </table:table-cell>
          <table:table-cell table:style-name="ce8" table:formula="of:=[.$B$3]/([.$F$1]*[.F23])" office:value-type="float" office:value="174.776286353468" calcext:value-type="float">
            <text:p>174.78</text:p>
          </table:table-cell>
          <table:table-cell table:style-name="ce13" table:formula="of:=ABS([.G23]-[.B23])/[.B23]" office:value-type="percentage" office:value="0.000927074196087799" calcext:value-type="percentage">
            <text:p>0.093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#</text:p>
          </table:table-cell>
          <table:table-cell table:style-name="ce4" table:formula="of:=[.B23]*POWER(2;1/12)" office:value-type="float" office:value="184.997518734712" calcext:value-type="float">
            <text:p>185.00</text:p>
          </table:table-cell>
          <table:table-cell table:style-name="ce6" table:formula="of:=INT([.$B$3]/[.B24]+0.5)" office:value-type="float" office:value="27027" calcext:value-type="float">
            <text:p>27027</text:p>
          </table:table-cell>
          <table:table-cell table:style-name="ce8" table:formula="of:=[.$B$3]/[.C24]" office:value-type="float" office:value="185.000185000185" calcext:value-type="float">
            <text:p>185.00</text:p>
          </table:table-cell>
          <table:table-cell table:style-name="ce11" table:formula="of:=ABS([.D24]-[.B24])/[.B24]" office:value-type="percentage" office:value="0.0000144124391042925" calcext:value-type="percentage">
            <text:p>0.0014%</text:p>
          </table:table-cell>
          <table:table-cell table:style-name="ce12" table:formula="of:=INT([.C24]/[.$F$1]+0.5)" office:value-type="float" office:value="422" calcext:value-type="float">
            <text:p>422</text:p>
          </table:table-cell>
          <table:table-cell table:style-name="ce8" table:formula="of:=[.$B$3]/([.$F$1]*[.F24])" office:value-type="float" office:value="185.130331753555" calcext:value-type="float">
            <text:p>185.13</text:p>
          </table:table-cell>
          <table:table-cell table:style-name="ce13" table:formula="of:=ABS([.G24]-[.B24])/[.B24]" office:value-type="percentage" office:value="0.000717917838850402" calcext:value-type="percentage">
            <text:p>0.072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G</text:p>
          </table:table-cell>
          <table:table-cell table:style-name="ce4" table:formula="of:=[.B24]*POWER(2;1/12)" office:value-type="float" office:value="195.998043647469" calcext:value-type="float">
            <text:p>196.00</text:p>
          </table:table-cell>
          <table:table-cell table:style-name="ce6" table:formula="of:=INT([.$B$3]/[.B25]+0.5)" office:value-type="float" office:value="25510" calcext:value-type="float">
            <text:p>25510</text:p>
          </table:table-cell>
          <table:table-cell table:style-name="ce8" table:formula="of:=[.$B$3]/[.C25]" office:value-type="float" office:value="196.001568012544" calcext:value-type="float">
            <text:p>196.00</text:p>
          </table:table-cell>
          <table:table-cell table:style-name="ce11" table:formula="of:=ABS([.D25]-[.B25])/[.B25]" office:value-type="percentage" office:value="0.0000179816339441559" calcext:value-type="percentage">
            <text:p>0.0018%</text:p>
          </table:table-cell>
          <table:table-cell table:style-name="ce12" table:formula="of:=INT([.C25]/[.$F$1]+0.5)" office:value-type="float" office:value="399" calcext:value-type="float">
            <text:p>399</text:p>
          </table:table-cell>
          <table:table-cell table:style-name="ce8" table:formula="of:=[.$B$3]/([.$F$1]*[.F25])" office:value-type="float" office:value="195.802005012531" calcext:value-type="float">
            <text:p>195.80</text:p>
          </table:table-cell>
          <table:table-cell table:style-name="ce13" table:formula="of:=ABS([.G25]-[.B25])/[.B25]" office:value-type="percentage" office:value="0.00100020710048891" calcext:value-type="percentage">
            <text:p>0.100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G#</text:p>
          </table:table-cell>
          <table:table-cell table:style-name="ce4" table:formula="of:=[.B25]*POWER(2;1/12)" office:value-type="float" office:value="207.652693811116" calcext:value-type="float">
            <text:p>207.65</text:p>
          </table:table-cell>
          <table:table-cell table:style-name="ce6" table:formula="of:=INT([.$B$3]/[.B26]+0.5)" office:value-type="float" office:value="24079" calcext:value-type="float">
            <text:p>24079</text:p>
          </table:table-cell>
          <table:table-cell table:style-name="ce8" table:formula="of:=[.$B$3]/[.C26]" office:value-type="float" office:value="207.649819344657" calcext:value-type="float">
            <text:p>207.65</text:p>
          </table:table-cell>
          <table:table-cell table:style-name="ce11" table:formula="of:=ABS([.D26]-[.B26])/[.B26]" office:value-type="percentage" office:value="0.0000138426639514839" calcext:value-type="percentage">
            <text:p>0.0014%</text:p>
          </table:table-cell>
          <table:table-cell table:style-name="ce12" table:formula="of:=INT([.C26]/[.$F$1]+0.5)" office:value-type="float" office:value="376" calcext:value-type="float">
            <text:p>376</text:p>
          </table:table-cell>
          <table:table-cell table:style-name="ce8" table:formula="of:=[.$B$3]/([.$F$1]*[.F26])" office:value-type="float" office:value="207.779255319149" calcext:value-type="float">
            <text:p>207.78</text:p>
          </table:table-cell>
          <table:table-cell table:style-name="ce13" table:formula="of:=ABS([.G26]-[.B26])/[.B26]" office:value-type="percentage" office:value="0.000609486473350759" calcext:value-type="percentage">
            <text:p>0.061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</text:p>
          </table:table-cell>
          <table:table-cell table:style-name="ce4" table:formula="of:=[.B26]*POWER(2;1/12)" office:value-type="float" office:value="220.000365537168" calcext:value-type="float">
            <text:p>220.00</text:p>
          </table:table-cell>
          <table:table-cell table:style-name="ce6" table:formula="of:=INT([.$B$3]/[.B27]+0.5)" office:value-type="float" office:value="22727" calcext:value-type="float">
            <text:p>22727</text:p>
          </table:table-cell>
          <table:table-cell table:style-name="ce8" table:formula="of:=[.$B$3]/[.C27]" office:value-type="float" office:value="220.00264003168" calcext:value-type="float">
            <text:p>220.00</text:p>
          </table:table-cell>
          <table:table-cell table:style-name="ce11" table:formula="of:=ABS([.D27]-[.B27])/[.B27]" office:value-type="percentage" office:value="0.0000103385942398554" calcext:value-type="percentage">
            <text:p>0.0010%</text:p>
          </table:table-cell>
          <table:table-cell table:style-name="ce12" table:formula="of:=INT([.C27]/[.$F$1]+0.5)" office:value-type="float" office:value="355" calcext:value-type="float">
            <text:p>355</text:p>
          </table:table-cell>
          <table:table-cell table:style-name="ce8" table:formula="of:=[.$B$3]/([.$F$1]*[.F27])" office:value-type="float" office:value="220.070422535211" calcext:value-type="float">
            <text:p>220.07</text:p>
          </table:table-cell>
          <table:table-cell table:style-name="ce13" table:formula="of:=ABS([.G27]-[.B27])/[.B27]" office:value-type="percentage" office:value="0.000318440371095435" calcext:value-type="percentage">
            <text:p>0.032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A#</text:p>
          </table:table-cell>
          <table:table-cell table:style-name="ce4" table:formula="of:=[.B27]*POWER(2;1/12)" office:value-type="float" office:value="233.082268032185" calcext:value-type="float">
            <text:p>233.08</text:p>
          </table:table-cell>
          <table:table-cell table:style-name="ce6" table:formula="of:=INT([.$B$3]/[.B28]+0.5)" office:value-type="float" office:value="21452" calcext:value-type="float">
            <text:p>21452</text:p>
          </table:table-cell>
          <table:table-cell table:style-name="ce8" table:formula="of:=[.$B$3]/[.C28]" office:value-type="float" office:value="233.078500839083" calcext:value-type="float">
            <text:p>233.08</text:p>
          </table:table-cell>
          <table:table-cell table:style-name="ce11" table:formula="of:=ABS([.D28]-[.B28])/[.B28]" office:value-type="percentage" office:value="0.000016162504053909" calcext:value-type="percentage">
            <text:p>0.0016%</text:p>
          </table:table-cell>
          <table:table-cell table:style-name="ce12" table:formula="of:=INT([.C28]/[.$F$1]+0.5)" office:value-type="float" office:value="335" calcext:value-type="float">
            <text:p>335</text:p>
          </table:table-cell>
          <table:table-cell table:style-name="ce8" table:formula="of:=[.$B$3]/([.$F$1]*[.F28])" office:value-type="float" office:value="233.208955223881" calcext:value-type="float">
            <text:p>233.21</text:p>
          </table:table-cell>
          <table:table-cell table:style-name="ce13" table:formula="of:=ABS([.G28]-[.B28])/[.B28]" office:value-type="percentage" office:value="0.000543529942305727" calcext:value-type="percentage">
            <text:p>0.054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</text:p>
          </table:table-cell>
          <table:table-cell table:style-name="ce4" table:formula="of:=[.B28]*POWER(2;1/12)" office:value-type="float" office:value="246.942060929661" calcext:value-type="float">
            <text:p>246.94</text:p>
          </table:table-cell>
          <table:table-cell table:style-name="ce6" table:formula="of:=INT([.$B$3]/[.B29]+0.5)" office:value-type="float" office:value="20248" calcext:value-type="float">
            <text:p>20248</text:p>
          </table:table-cell>
          <table:table-cell table:style-name="ce8" table:formula="of:=[.$B$3]/[.C29]" office:value-type="float" office:value="246.937969182141" calcext:value-type="float">
            <text:p>246.94</text:p>
          </table:table-cell>
          <table:table-cell table:style-name="ce11" table:formula="of:=ABS([.D29]-[.B29])/[.B29]" office:value-type="percentage" office:value="0.0000165696661965059" calcext:value-type="percentage">
            <text:p>0.0017%</text:p>
          </table:table-cell>
          <table:table-cell table:style-name="ce12" table:formula="of:=INT([.C29]/[.$F$1]+0.5)" office:value-type="float" office:value="316" calcext:value-type="float">
            <text:p>316</text:p>
          </table:table-cell>
          <table:table-cell table:style-name="ce8" table:formula="of:=[.$B$3]/([.$F$1]*[.F29])" office:value-type="float" office:value="247.231012658228" calcext:value-type="float">
            <text:p>247.23</text:p>
          </table:table-cell>
          <table:table-cell table:style-name="ce13" table:formula="of:=ABS([.G29]-[.B29])/[.B29]" office:value-type="percentage" office:value="0.00117011953119333" calcext:value-type="percentage">
            <text:p>0.117%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table:style-name="ce5" table:formula="of:=[.B29]*POWER(2;1/12)" office:value-type="float" office:value="261.626" calcext:value-type="float">
            <text:p>261.63</text:p>
          </table:table-cell>
          <table:table-cell table:style-name="ce7" table:formula="of:=INT([.$B$3]/[.B30]+0.5)" office:value-type="float" office:value="19111" calcext:value-type="float">
            <text:p>19111</text:p>
          </table:table-cell>
          <table:table-cell table:style-name="ce9" table:formula="of:=[.$B$3]/[.C30]" office:value-type="float" office:value="261.62942807807" calcext:value-type="float">
            <text:p>261.63</text:p>
          </table:table-cell>
          <table:table-cell table:style-name="ce11" table:formula="of:=ABS([.D30]-[.B30])/[.B30]" office:value-type="percentage" office:value="0.0000131029716849403" calcext:value-type="percentage">
            <text:p>0.0013%</text:p>
          </table:table-cell>
          <table:table-cell table:style-name="ce12" table:formula="of:=INT([.C30]/[.$F$1]+0.5)" office:value-type="float" office:value="299" calcext:value-type="float">
            <text:p>299</text:p>
          </table:table-cell>
          <table:table-cell table:style-name="ce8" table:formula="of:=[.$B$3]/([.$F$1]*[.F30])" office:value-type="float" office:value="261.28762541806" calcext:value-type="float">
            <text:p>261.29</text:p>
          </table:table-cell>
          <table:table-cell table:style-name="ce13" table:formula="of:=ABS([.G30]-[.B30])/[.B30]" office:value-type="percentage" office:value="0.00129335227362725" calcext:value-type="percentage">
            <text:p>0.129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#</text:p>
          </table:table-cell>
          <table:table-cell table:style-name="ce4" table:formula="of:=[.B30]*POWER(2;1/12)" office:value-type="float" office:value="277.183091524845" calcext:value-type="float">
            <text:p>277.18</text:p>
          </table:table-cell>
          <table:table-cell table:style-name="ce6" table:formula="of:=INT([.$B$3]/[.B31]+0.5)" office:value-type="float" office:value="18039" calcext:value-type="float">
            <text:p>18039</text:p>
          </table:table-cell>
          <table:table-cell table:style-name="ce8" table:formula="of:=[.$B$3]/[.C31]" office:value-type="float" office:value="277.17722711902" calcext:value-type="float">
            <text:p>277.18</text:p>
          </table:table-cell>
          <table:table-cell table:style-name="ce11" table:formula="of:=ABS([.D31]-[.B31])/[.B31]" office:value-type="percentage" office:value="0.0000211571557018842" calcext:value-type="percentage">
            <text:p>0.0021%</text:p>
          </table:table-cell>
          <table:table-cell table:style-name="ce12" table:formula="of:=INT([.C31]/[.$F$1]+0.5)" office:value-type="float" office:value="282" calcext:value-type="float">
            <text:p>282</text:p>
          </table:table-cell>
          <table:table-cell table:style-name="ce8" table:formula="of:=[.$B$3]/([.$F$1]*[.F31])" office:value-type="float" office:value="277.039007092199" calcext:value-type="float">
            <text:p>277.04</text:p>
          </table:table-cell>
          <table:table-cell table:style-name="ce13" table:formula="of:=ABS([.G31]-[.B31])/[.B31]" office:value-type="percentage" office:value="0.000519816818024542" calcext:value-type="percentage">
            <text:p>0.052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#</text:p>
          </table:table-cell>
          <table:table-cell table:style-name="ce4" table:formula="of:=[.B31]*POWER(2;1/12)" office:value-type="float" office:value="293.665255850988" calcext:value-type="float">
            <text:p>293.67</text:p>
          </table:table-cell>
          <table:table-cell table:style-name="ce6" table:formula="of:=INT([.$B$3]/[.B32]+0.5)" office:value-type="float" office:value="17026" calcext:value-type="float">
            <text:p>17026</text:p>
          </table:table-cell>
          <table:table-cell table:style-name="ce8" table:formula="of:=[.$B$3]/[.C32]" office:value-type="float" office:value="293.66850698931" calcext:value-type="float">
            <text:p>293.67</text:p>
          </table:table-cell>
          <table:table-cell table:style-name="ce11" table:formula="of:=ABS([.D32]-[.B32])/[.B32]" office:value-type="percentage" office:value="0.0000110708987781455" calcext:value-type="percentage">
            <text:p>0.0011%</text:p>
          </table:table-cell>
          <table:table-cell table:style-name="ce12" table:formula="of:=INT([.C32]/[.$F$1]+0.5)" office:value-type="float" office:value="266" calcext:value-type="float">
            <text:p>266</text:p>
          </table:table-cell>
          <table:table-cell table:style-name="ce8" table:formula="of:=[.$B$3]/([.$F$1]*[.F32])" office:value-type="float" office:value="293.703007518797" calcext:value-type="float">
            <text:p>293.70</text:p>
          </table:table-cell>
          <table:table-cell table:style-name="ce13" table:formula="of:=ABS([.G32]-[.B32])/[.B32]" office:value-type="percentage" office:value="0.000128553402408204" calcext:value-type="percentage">
            <text:p>0.013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D#</text:p>
          </table:table-cell>
          <table:table-cell table:style-name="ce4" table:formula="of:=[.B32]*POWER(2;1/12)" office:value-type="float" office:value="311.127500669702" calcext:value-type="float">
            <text:p>311.13</text:p>
          </table:table-cell>
          <table:table-cell table:style-name="ce6" table:formula="of:=INT([.$B$3]/[.B33]+0.5)" office:value-type="float" office:value="16071" calcext:value-type="float">
            <text:p>16071</text:p>
          </table:table-cell>
          <table:table-cell table:style-name="ce8" table:formula="of:=[.$B$3]/[.C33]" office:value-type="float" office:value="311.119407628648" calcext:value-type="float">
            <text:p>311.12</text:p>
          </table:table-cell>
          <table:table-cell table:style-name="ce11" table:formula="of:=ABS([.D33]-[.B33])/[.B33]" office:value-type="percentage" office:value="0.0000260119759163594" calcext:value-type="percentage">
            <text:p>0.0026%</text:p>
          </table:table-cell>
          <table:table-cell table:style-name="ce12" table:formula="of:=INT([.C33]/[.$F$1]+0.5)" office:value-type="float" office:value="251" calcext:value-type="float">
            <text:p>251</text:p>
          </table:table-cell>
          <table:table-cell table:style-name="ce8" table:formula="of:=[.$B$3]/([.$F$1]*[.F33])" office:value-type="float" office:value="311.254980079681" calcext:value-type="float">
            <text:p>311.25</text:p>
          </table:table-cell>
          <table:table-cell table:style-name="ce13" table:formula="of:=ABS([.G33]-[.B33])/[.B33]" office:value-type="percentage" office:value="0.000409733661295322" calcext:value-type="percentage">
            <text:p>0.041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E</text:p>
          </table:table-cell>
          <table:table-cell table:style-name="ce4" table:formula="of:=[.B33]*POWER(2;1/12)" office:value-type="float" office:value="329.628104599796" calcext:value-type="float">
            <text:p>329.63</text:p>
          </table:table-cell>
          <table:table-cell table:style-name="ce6" table:formula="of:=INT([.$B$3]/[.B34]+0.5)" office:value-type="float" office:value="15169" calcext:value-type="float">
            <text:p>15169</text:p>
          </table:table-cell>
          <table:table-cell table:style-name="ce8" table:formula="of:=[.$B$3]/[.C34]" office:value-type="float" office:value="329.61961895972" calcext:value-type="float">
            <text:p>329.62</text:p>
          </table:table-cell>
          <table:table-cell table:style-name="ce11" table:formula="of:=ABS([.D34]-[.B34])/[.B34]" office:value-type="percentage" office:value="0.0000257430721395822" calcext:value-type="percentage">
            <text:p>0.0026%</text:p>
          </table:table-cell>
          <table:table-cell table:style-name="ce12" table:formula="of:=INT([.C34]/[.$F$1]+0.5)" office:value-type="float" office:value="237" calcext:value-type="float">
            <text:p>237</text:p>
          </table:table-cell>
          <table:table-cell table:style-name="ce8" table:formula="of:=[.$B$3]/([.$F$1]*[.F34])" office:value-type="float" office:value="329.64135021097" calcext:value-type="float">
            <text:p>329.64</text:p>
          </table:table-cell>
          <table:table-cell table:style-name="ce13" table:formula="of:=ABS([.G34]-[.B34])/[.B34]" office:value-type="percentage" office:value="0.000040183500706465" calcext:value-type="percentage">
            <text:p>0.004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</text:p>
          </table:table-cell>
          <table:table-cell table:style-name="ce4" table:formula="of:=[.B34]*POWER(2;1/12)" office:value-type="float" office:value="349.22881168709" calcext:value-type="float">
            <text:p>349.23</text:p>
          </table:table-cell>
          <table:table-cell table:style-name="ce6" table:formula="of:=INT([.$B$3]/[.B35]+0.5)" office:value-type="float" office:value="14317" calcext:value-type="float">
            <text:p>14317</text:p>
          </table:table-cell>
          <table:table-cell table:style-name="ce8" table:formula="of:=[.$B$3]/[.C35]" office:value-type="float" office:value="349.235174966823" calcext:value-type="float">
            <text:p>349.24</text:p>
          </table:table-cell>
          <table:table-cell table:style-name="ce11" table:formula="of:=ABS([.D35]-[.B35])/[.B35]" office:value-type="percentage" office:value="0.0000182209471840791" calcext:value-type="percentage">
            <text:p>0.0018%</text:p>
          </table:table-cell>
          <table:table-cell table:style-name="ce12" table:formula="of:=INT([.C35]/[.$F$1]+0.5)" office:value-type="float" office:value="224" calcext:value-type="float">
            <text:p>224</text:p>
          </table:table-cell>
          <table:table-cell table:style-name="ce8" table:formula="of:=[.$B$3]/([.$F$1]*[.F35])" office:value-type="float" office:value="348.772321428571" calcext:value-type="float">
            <text:p>348.77</text:p>
          </table:table-cell>
          <table:table-cell table:style-name="ce13" table:formula="of:=ABS([.G35]-[.B35])/[.B35]" office:value-type="percentage" office:value="0.0013071380231003" calcext:value-type="percentage">
            <text:p>0.131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F#</text:p>
          </table:table-cell>
          <table:table-cell table:style-name="ce4" table:formula="of:=[.B35]*POWER(2;1/12)" office:value-type="float" office:value="369.995037469424" calcext:value-type="float">
            <text:p>370.00</text:p>
          </table:table-cell>
          <table:table-cell table:style-name="ce6" table:formula="of:=INT([.$B$3]/[.B36]+0.5)" office:value-type="float" office:value="13514" calcext:value-type="float">
            <text:p>13514</text:p>
          </table:table-cell>
          <table:table-cell table:style-name="ce8" table:formula="of:=[.$B$3]/[.C36]" office:value-type="float" office:value="369.986680479503" calcext:value-type="float">
            <text:p>369.99</text:p>
          </table:table-cell>
          <table:table-cell table:style-name="ce11" table:formula="of:=ABS([.D36]-[.B36])/[.B36]" office:value-type="percentage" office:value="0.0000225867621852001" calcext:value-type="percentage">
            <text:p>0.0023%</text:p>
          </table:table-cell>
          <table:table-cell table:style-name="ce12" table:formula="of:=INT([.C36]/[.$F$1]+0.5)" office:value-type="float" office:value="211" calcext:value-type="float">
            <text:p>211</text:p>
          </table:table-cell>
          <table:table-cell table:style-name="ce8" table:formula="of:=[.$B$3]/([.$F$1]*[.F36])" office:value-type="float" office:value="370.260663507109" calcext:value-type="float">
            <text:p>370.26</text:p>
          </table:table-cell>
          <table:table-cell table:style-name="ce13" table:formula="of:=ABS([.G36]-[.B36])/[.B36]" office:value-type="percentage" office:value="0.000717917838849941" calcext:value-type="percentage">
            <text:p>0.072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G</text:p>
          </table:table-cell>
          <table:table-cell table:style-name="ce4" table:formula="of:=[.B36]*POWER(2;1/12)" office:value-type="float" office:value="391.996087294939" calcext:value-type="float">
            <text:p>392.00</text:p>
          </table:table-cell>
          <table:table-cell table:style-name="ce6" table:formula="of:=INT([.$B$3]/[.B37]+0.5)" office:value-type="float" office:value="12755" calcext:value-type="float">
            <text:p>12755</text:p>
          </table:table-cell>
          <table:table-cell table:style-name="ce8" table:formula="of:=[.$B$3]/[.C37]" office:value-type="float" office:value="392.003136025088" calcext:value-type="float">
            <text:p>392.00</text:p>
          </table:table-cell>
          <table:table-cell table:style-name="ce11" table:formula="of:=ABS([.D37]-[.B37])/[.B37]" office:value-type="percentage" office:value="0.0000179816339437209" calcext:value-type="percentage">
            <text:p>0.0018%</text:p>
          </table:table-cell>
          <table:table-cell table:style-name="ce12" table:formula="of:=INT([.C37]/[.$F$1]+0.5)" office:value-type="float" office:value="199" calcext:value-type="float">
            <text:p>199</text:p>
          </table:table-cell>
          <table:table-cell table:style-name="ce8" table:formula="of:=[.$B$3]/([.$F$1]*[.F37])" office:value-type="float" office:value="392.587939698492" calcext:value-type="float">
            <text:p>392.59</text:p>
          </table:table-cell>
          <table:table-cell table:style-name="ce13" table:formula="of:=ABS([.G37]-[.B37])/[.B37]" office:value-type="percentage" office:value="0.00150984263041386" calcext:value-type="percentage">
            <text:p>0.151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G#</text:p>
          </table:table-cell>
          <table:table-cell table:style-name="ce4" table:formula="of:=[.B37]*POWER(2;1/12)" office:value-type="float" office:value="415.305387622233" calcext:value-type="float">
            <text:p>415.31</text:p>
          </table:table-cell>
          <table:table-cell table:style-name="ce6" table:formula="of:=INT([.$B$3]/[.B38]+0.5)" office:value-type="float" office:value="12039" calcext:value-type="float">
            <text:p>12039</text:p>
          </table:table-cell>
          <table:table-cell table:style-name="ce8" table:formula="of:=[.$B$3]/[.C38]" office:value-type="float" office:value="415.316886784617" calcext:value-type="float">
            <text:p>415.32</text:p>
          </table:table-cell>
          <table:table-cell table:style-name="ce11" table:formula="of:=ABS([.D38]-[.B38])/[.B38]" office:value-type="percentage" office:value="0.0000276884498173205" calcext:value-type="percentage">
            <text:p>0.0028%</text:p>
          </table:table-cell>
          <table:table-cell table:style-name="ce12" table:formula="of:=INT([.C38]/[.$F$1]+0.5)" office:value-type="float" office:value="188" calcext:value-type="float">
            <text:p>188</text:p>
          </table:table-cell>
          <table:table-cell table:style-name="ce8" table:formula="of:=[.$B$3]/([.$F$1]*[.F38])" office:value-type="float" office:value="415.558510638298" calcext:value-type="float">
            <text:p>415.56</text:p>
          </table:table-cell>
          <table:table-cell table:style-name="ce13" table:formula="of:=ABS([.G38]-[.B38])/[.B38]" office:value-type="percentage" office:value="0.000609486473350348" calcext:value-type="percentage">
            <text:p>0.061%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table:style-name="ce5" table:formula="of:=[.B38]*POWER(2;1/12)" office:value-type="float" office:value="440.000731074337" calcext:value-type="float">
            <text:p>440.00</text:p>
          </table:table-cell>
          <table:table-cell table:style-name="ce7" table:formula="of:=INT([.$B$3]/[.B39]+0.5)" office:value-type="float" office:value="11364" calcext:value-type="float">
            <text:p>11364</text:p>
          </table:table-cell>
          <table:table-cell table:style-name="ce9" table:formula="of:=[.$B$3]/[.C39]" office:value-type="float" office:value="439.985920450546" calcext:value-type="float">
            <text:p>439.99</text:p>
          </table:table-cell>
          <table:table-cell table:style-name="ce11" table:formula="of:=ABS([.D39]-[.B39])/[.B39]" office:value-type="percentage" office:value="0.0000336604526892458" calcext:value-type="percentage">
            <text:p>0.0034%</text:p>
          </table:table-cell>
          <table:table-cell table:style-name="ce12" table:formula="of:=INT([.C39]/[.$F$1]+0.5)" office:value-type="float" office:value="178" calcext:value-type="float">
            <text:p>178</text:p>
          </table:table-cell>
          <table:table-cell table:style-name="ce8" table:formula="of:=[.$B$3]/([.$F$1]*[.F39])" office:value-type="float" office:value="438.904494382023" calcext:value-type="float">
            <text:p>438.90</text:p>
          </table:table-cell>
          <table:table-cell table:style-name="ce13" table:formula="of:=ABS([.G39]-[.B39])/[.B39]" office:value-type="percentage" office:value="0.00249144288837436" calcext:value-type="percentage">
            <text:p>0.249%</text:p>
          </table:table-cell>
          <table:table-cell table:style-name="ce1" table:number-columns-repeated="56"/>
        </table:table-row>
        <table:table-row table:style-name="ro3">
          <table:table-cell office:value-type="string" calcext:value-type="string">
            <text:p>A#</text:p>
          </table:table-cell>
          <table:table-cell table:style-name="ce4" table:formula="of:=[.B39]*POWER(2;1/12)" office:value-type="float" office:value="466.164536064369" calcext:value-type="float">
            <text:p>466.16</text:p>
          </table:table-cell>
          <table:table-cell table:style-name="ce6" table:formula="of:=INT([.$B$3]/[.B40]+0.5)" office:value-type="float" office:value="10726" calcext:value-type="float">
            <text:p>10726</text:p>
          </table:table-cell>
          <table:table-cell table:style-name="ce8" table:formula="of:=[.$B$3]/[.C40]" office:value-type="float" office:value="466.157001678165" calcext:value-type="float">
            <text:p>466.16</text:p>
          </table:table-cell>
          <table:table-cell table:style-name="ce11" table:formula="of:=ABS([.D40]-[.B40])/[.B40]" office:value-type="percentage" office:value="0.0000161625040543968" calcext:value-type="percentage">
            <text:p>0.0016%</text:p>
          </table:table-cell>
          <table:table-cell table:style-name="ce12" table:formula="of:=INT([.C40]/[.$F$1]+0.5)" office:value-type="float" office:value="168" calcext:value-type="float">
            <text:p>168</text:p>
          </table:table-cell>
          <table:table-cell table:style-name="ce8" table:formula="of:=[.$B$3]/([.$F$1]*[.F40])" office:value-type="float" office:value="465.029761904762" calcext:value-type="float">
            <text:p>465.03</text:p>
          </table:table-cell>
          <table:table-cell table:style-name="ce13" table:formula="of:=ABS([.G40]-[.B40])/[.B40]" office:value-type="percentage" office:value="0.00243427818252299" calcext:value-type="percentage">
            <text:p>0.243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</text:p>
          </table:table-cell>
          <table:table-cell table:style-name="ce4" table:formula="of:=[.B40]*POWER(2;1/12)" office:value-type="float" office:value="493.884121859322" calcext:value-type="float">
            <text:p>493.88</text:p>
          </table:table-cell>
          <table:table-cell table:style-name="ce6" table:formula="of:=INT([.$B$3]/[.B41]+0.5)" office:value-type="float" office:value="10124" calcext:value-type="float">
            <text:p>10124</text:p>
          </table:table-cell>
          <table:table-cell table:style-name="ce8" table:formula="of:=[.$B$3]/[.C41]" office:value-type="float" office:value="493.875938364283" calcext:value-type="float">
            <text:p>493.88</text:p>
          </table:table-cell>
          <table:table-cell table:style-name="ce11" table:formula="of:=ABS([.D41]-[.B41])/[.B41]" office:value-type="percentage" office:value="0.0000165696661969663" calcext:value-type="percentage">
            <text:p>0.0017%</text:p>
          </table:table-cell>
          <table:table-cell table:style-name="ce12" table:formula="of:=INT([.C41]/[.$F$1]+0.5)" office:value-type="float" office:value="158" calcext:value-type="float">
            <text:p>158</text:p>
          </table:table-cell>
          <table:table-cell table:style-name="ce8" table:formula="of:=[.$B$3]/([.$F$1]*[.F41])" office:value-type="float" office:value="494.462025316456" calcext:value-type="float">
            <text:p>494.46</text:p>
          </table:table-cell>
          <table:table-cell table:style-name="ce13" table:formula="of:=ABS([.G41]-[.B41])/[.B41]" office:value-type="percentage" office:value="0.00117011953119286" calcext:value-type="percentage">
            <text:p>0.117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</text:p>
          </table:table-cell>
          <table:table-cell table:style-name="ce4" table:formula="of:=[.B41]*POWER(2;1/12)" office:value-type="float" office:value="523.252000000001" calcext:value-type="float">
            <text:p>523.25</text:p>
          </table:table-cell>
          <table:table-cell table:style-name="ce6" table:formula="of:=INT([.$B$3]/[.B42]+0.5)" office:value-type="float" office:value="9556" calcext:value-type="float">
            <text:p>9556</text:p>
          </table:table-cell>
          <table:table-cell table:style-name="ce8" table:formula="of:=[.$B$3]/[.C42]" office:value-type="float" office:value="523.231477605693" calcext:value-type="float">
            <text:p>523.23</text:p>
          </table:table-cell>
          <table:table-cell table:style-name="ce11" table:formula="of:=ABS([.D42]-[.B42])/[.B42]" office:value-type="percentage" office:value="0.0000392208616649946" calcext:value-type="percentage">
            <text:p>0.0039%</text:p>
          </table:table-cell>
          <table:table-cell table:style-name="ce12" table:formula="of:=INT([.C42]/[.$F$1]+0.5)" office:value-type="float" office:value="149" calcext:value-type="float">
            <text:p>149</text:p>
          </table:table-cell>
          <table:table-cell table:style-name="ce8" table:formula="of:=[.$B$3]/([.$F$1]*[.F42])" office:value-type="float" office:value="524.328859060403" calcext:value-type="float">
            <text:p>524.33</text:p>
          </table:table-cell>
          <table:table-cell table:style-name="ce13" table:formula="of:=ABS([.G42]-[.B42])/[.B42]" office:value-type="percentage" office:value="0.00205801231605814" calcext:value-type="percentage">
            <text:p>0.206%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#</text:p>
          </table:table-cell>
          <table:table-cell table:style-name="ce4" table:formula="of:=[.B42]*POWER(2;1/12)" office:value-type="float" office:value="554.366183049691" calcext:value-type="float">
            <text:p>554.37</text:p>
          </table:table-cell>
          <table:table-cell table:style-name="ce6" table:formula="of:=INT([.$B$3]/[.B43]+0.5)" office:value-type="float" office:value="9019" calcext:value-type="float">
            <text:p>9019</text:p>
          </table:table-cell>
          <table:table-cell table:style-name="ce8" table:formula="of:=[.$B$3]/[.C43]" office:value-type="float" office:value="554.385186827808" calcext:value-type="float">
            <text:p>554.39</text:p>
          </table:table-cell>
          <table:table-cell table:style-name="ce11" table:formula="of:=ABS([.D43]-[.B43])/[.B43]" office:value-type="percentage" office:value="0.0000342801900590987" calcext:value-type="percentage">
            <text:p>0.0034%</text:p>
          </table:table-cell>
          <table:table-cell table:style-name="ce12" table:formula="of:=INT([.C43]/[.$F$1]+0.5)" office:value-type="float" office:value="141" calcext:value-type="float">
            <text:p>141</text:p>
          </table:table-cell>
          <table:table-cell table:style-name="ce8" table:formula="of:=[.$B$3]/([.$F$1]*[.F43])" office:value-type="float" office:value="554.078014184397" calcext:value-type="float">
            <text:p>554.08</text:p>
          </table:table-cell>
          <table:table-cell table:style-name="ce13" table:formula="of:=ABS([.G43]-[.B43])/[.B43]" office:value-type="percentage" office:value="0.000519816818024952" calcext:value-type="percentage">
            <text:p>0.052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#</text:p>
          </table:table-cell>
          <table:table-cell table:style-name="ce4" table:formula="of:=[.B43]*POWER(2;1/12)" office:value-type="float" office:value="587.330511701977" calcext:value-type="float">
            <text:p>587.33</text:p>
          </table:table-cell>
          <table:table-cell table:style-name="ce6" table:formula="of:=INT([.$B$3]/[.B44]+0.5)" office:value-type="float" office:value="8513" calcext:value-type="float">
            <text:p>8513</text:p>
          </table:table-cell>
          <table:table-cell table:style-name="ce8" table:formula="of:=[.$B$3]/[.C44]" office:value-type="float" office:value="587.337013978621" calcext:value-type="float">
            <text:p>587.34</text:p>
          </table:table-cell>
          <table:table-cell table:style-name="ce11" table:formula="of:=ABS([.D44]-[.B44])/[.B44]" office:value-type="percentage" office:value="0.0000110708987777584" calcext:value-type="percentage">
            <text:p>0.0011%</text:p>
          </table:table-cell>
          <table:table-cell table:style-name="ce12" table:formula="of:=INT([.C44]/[.$F$1]+0.5)" office:value-type="float" office:value="133" calcext:value-type="float">
            <text:p>133</text:p>
          </table:table-cell>
          <table:table-cell table:style-name="ce8" table:formula="of:=[.$B$3]/([.$F$1]*[.F44])" office:value-type="float" office:value="587.406015037594" calcext:value-type="float">
            <text:p>587.41</text:p>
          </table:table-cell>
          <table:table-cell table:style-name="ce13" table:formula="of:=ABS([.G44]-[.B44])/[.B44]" office:value-type="percentage" office:value="0.000128553402407817" calcext:value-type="percentage">
            <text:p>0.013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#</text:p>
          </table:table-cell>
          <table:table-cell table:style-name="ce4" table:formula="of:=[.B44]*POWER(2;1/12)" office:value-type="float" office:value="622.255001339405" calcext:value-type="float">
            <text:p>622.26</text:p>
          </table:table-cell>
          <table:table-cell table:style-name="ce6" table:formula="of:=INT([.$B$3]/[.B45]+0.5)" office:value-type="float" office:value="8035" calcext:value-type="float">
            <text:p>8035</text:p>
          </table:table-cell>
          <table:table-cell table:style-name="ce8" table:formula="of:=[.$B$3]/[.C45]" office:value-type="float" office:value="622.277535780958" calcext:value-type="float">
            <text:p>622.28</text:p>
          </table:table-cell>
          <table:table-cell table:style-name="ce11" table:formula="of:=ABS([.D45]-[.B45])/[.B45]" office:value-type="percentage" office:value="0.0000362141589944596" calcext:value-type="percentage">
            <text:p>0.0036%</text:p>
          </table:table-cell>
          <table:table-cell table:style-name="ce12" table:formula="of:=INT([.C45]/[.$F$1]+0.5)" office:value-type="float" office:value="126" calcext:value-type="float">
            <text:p>126</text:p>
          </table:table-cell>
          <table:table-cell table:style-name="ce8" table:formula="of:=[.$B$3]/([.$F$1]*[.F45])" office:value-type="float" office:value="620.039682539683" calcext:value-type="float">
            <text:p>620.04</text:p>
          </table:table-cell>
          <table:table-cell table:style-name="ce13" table:formula="of:=ABS([.G45]-[.B45])/[.B45]" office:value-type="percentage" office:value="0.00356014623418639" calcext:value-type="percentage">
            <text:p>0.356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</text:p>
          </table:table-cell>
          <table:table-cell table:style-name="ce4" table:formula="of:=[.B45]*POWER(2;1/12)" office:value-type="float" office:value="659.256209199593" calcext:value-type="float">
            <text:p>659.26</text:p>
          </table:table-cell>
          <table:table-cell table:style-name="ce6" table:formula="of:=INT([.$B$3]/[.B46]+0.5)" office:value-type="float" office:value="7584" calcext:value-type="float">
            <text:p>7584</text:p>
          </table:table-cell>
          <table:table-cell table:style-name="ce8" table:formula="of:=[.$B$3]/[.C46]" office:value-type="float" office:value="659.282700421941" calcext:value-type="float">
            <text:p>659.28</text:p>
          </table:table-cell>
          <table:table-cell table:style-name="ce11" table:formula="of:=ABS([.D46]-[.B46])/[.B46]" office:value-type="percentage" office:value="0.0000401835007061201" calcext:value-type="percentage">
            <text:p>0.0040%</text:p>
          </table:table-cell>
          <table:table-cell table:style-name="ce12" table:formula="of:=INT([.C46]/[.$F$1]+0.5)" office:value-type="float" office:value="119" calcext:value-type="float">
            <text:p>119</text:p>
          </table:table-cell>
          <table:table-cell table:style-name="ce8" table:formula="of:=[.$B$3]/([.$F$1]*[.F46])" office:value-type="float" office:value="656.512605042017" calcext:value-type="float">
            <text:p>656.51</text:p>
          </table:table-cell>
          <table:table-cell table:style-name="ce13" table:formula="of:=ABS([.G46]-[.B46])/[.B46]" office:value-type="percentage" office:value="0.00416166600980102" calcext:value-type="percentage">
            <text:p>0.416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F</text:p>
          </table:table-cell>
          <table:table-cell table:style-name="ce4" table:formula="of:=[.B46]*POWER(2;1/12)" office:value-type="float" office:value="698.45762337418" calcext:value-type="float">
            <text:p>698.46</text:p>
          </table:table-cell>
          <table:table-cell table:style-name="ce6" table:formula="of:=INT([.$B$3]/[.B47]+0.5)" office:value-type="float" office:value="7159" calcext:value-type="float">
            <text:p>7159</text:p>
          </table:table-cell>
          <table:table-cell table:style-name="ce8" table:formula="of:=[.$B$3]/[.C47]" office:value-type="float" office:value="698.421567257997" calcext:value-type="float">
            <text:p>698.42</text:p>
          </table:table-cell>
          <table:table-cell table:style-name="ce11" table:formula="of:=ABS([.D47]-[.B47])/[.B47]" office:value-type="percentage" office:value="0.0000516224821323865" calcext:value-type="percentage">
            <text:p>0.0052%</text:p>
          </table:table-cell>
          <table:table-cell table:style-name="ce12" table:formula="of:=INT([.C47]/[.$F$1]+0.5)" office:value-type="float" office:value="112" calcext:value-type="float">
            <text:p>112</text:p>
          </table:table-cell>
          <table:table-cell table:style-name="ce8" table:formula="of:=[.$B$3]/([.$F$1]*[.F47])" office:value-type="float" office:value="697.544642857143" calcext:value-type="float">
            <text:p>697.54</text:p>
          </table:table-cell>
          <table:table-cell table:style-name="ce13" table:formula="of:=ABS([.G47]-[.B47])/[.B47]" office:value-type="percentage" office:value="0.00130713802310062" calcext:value-type="percentage">
            <text:p>0.131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F#</text:p>
          </table:table-cell>
          <table:table-cell table:style-name="ce4" table:formula="of:=[.B47]*POWER(2;1/12)" office:value-type="float" office:value="739.990074938848" calcext:value-type="float">
            <text:p>739.99</text:p>
          </table:table-cell>
          <table:table-cell table:style-name="ce6" table:formula="of:=INT([.$B$3]/[.B48]+0.5)" office:value-type="float" office:value="6757" calcext:value-type="float">
            <text:p>6757</text:p>
          </table:table-cell>
          <table:table-cell table:style-name="ce8" table:formula="of:=[.$B$3]/[.C48]" office:value-type="float" office:value="739.973360959006" calcext:value-type="float">
            <text:p>739.97</text:p>
          </table:table-cell>
          <table:table-cell table:style-name="ce11" table:formula="of:=ABS([.D48]-[.B48])/[.B48]" office:value-type="percentage" office:value="0.0000225867621855073" calcext:value-type="percentage">
            <text:p>0.0023%</text:p>
          </table:table-cell>
          <table:table-cell table:style-name="ce12" table:formula="of:=INT([.C48]/[.$F$1]+0.5)" office:value-type="float" office:value="106" calcext:value-type="float">
            <text:p>106</text:p>
          </table:table-cell>
          <table:table-cell table:style-name="ce8" table:formula="of:=[.$B$3]/([.$F$1]*[.F48])" office:value-type="float" office:value="737.028301886792" calcext:value-type="float">
            <text:p>737.03</text:p>
          </table:table-cell>
          <table:table-cell table:style-name="ce13" table:formula="of:=ABS([.G48]-[.B48])/[.B48]" office:value-type="percentage" office:value="0.0040024496981262" calcext:value-type="percentage">
            <text:p>0.400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G</text:p>
          </table:table-cell>
          <table:table-cell table:style-name="ce4" table:formula="of:=[.B48]*POWER(2;1/12)" office:value-type="float" office:value="783.992174589879" calcext:value-type="float">
            <text:p>783.99</text:p>
          </table:table-cell>
          <table:table-cell table:style-name="ce6" table:formula="of:=INT([.$B$3]/[.B49]+0.5)" office:value-type="float" office:value="6378" calcext:value-type="float">
            <text:p>6378</text:p>
          </table:table-cell>
          <table:table-cell table:style-name="ce8" table:formula="of:=[.$B$3]/[.C49]" office:value-type="float" office:value="783.944810285356" calcext:value-type="float">
            <text:p>783.94</text:p>
          </table:table-cell>
          <table:table-cell table:style-name="ce11" table:formula="of:=ABS([.D49]-[.B49])/[.B49]" office:value-type="percentage" office:value="0.0000604142567460955" calcext:value-type="percentage">
            <text:p>0.0060%</text:p>
          </table:table-cell>
          <table:table-cell table:style-name="ce12" table:formula="of:=INT([.C49]/[.$F$1]+0.5)" office:value-type="float" office:value="100" calcext:value-type="float">
            <text:p>100</text:p>
          </table:table-cell>
          <table:table-cell table:style-name="ce8" table:formula="of:=[.$B$3]/([.$F$1]*[.F49])" office:value-type="float" office:value="781.25" calcext:value-type="float">
            <text:p>781.25</text:p>
          </table:table-cell>
          <table:table-cell table:style-name="ce13" table:formula="of:=ABS([.G49]-[.B49])/[.B49]" office:value-type="percentage" office:value="0.00349770658273846" calcext:value-type="percentage">
            <text:p>0.350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G#</text:p>
          </table:table-cell>
          <table:table-cell table:style-name="ce4" table:formula="of:=[.B49]*POWER(2;1/12)" office:value-type="float" office:value="830.610775244466" calcext:value-type="float">
            <text:p>830.61</text:p>
          </table:table-cell>
          <table:table-cell table:style-name="ce6" table:formula="of:=INT([.$B$3]/[.B50]+0.5)" office:value-type="float" office:value="6020" calcext:value-type="float">
            <text:p>6020</text:p>
          </table:table-cell>
          <table:table-cell table:style-name="ce8" table:formula="of:=[.$B$3]/[.C50]" office:value-type="float" office:value="830.564784053156" calcext:value-type="float">
            <text:p>830.56</text:p>
          </table:table-cell>
          <table:table-cell table:style-name="ce11" table:formula="of:=ABS([.D50]-[.B50])/[.B50]" office:value-type="percentage" office:value="0.0000553703282935428" calcext:value-type="percentage">
            <text:p>0.0055%</text:p>
          </table:table-cell>
          <table:table-cell table:style-name="ce12" table:formula="of:=INT([.C50]/[.$F$1]+0.5)" office:value-type="float" office:value="94" calcext:value-type="float">
            <text:p>94</text:p>
          </table:table-cell>
          <table:table-cell table:style-name="ce8" table:formula="of:=[.$B$3]/([.$F$1]*[.F50])" office:value-type="float" office:value="831.117021276596" calcext:value-type="float">
            <text:p>831.12</text:p>
          </table:table-cell>
          <table:table-cell table:style-name="ce13" table:formula="of:=ABS([.G50]-[.B50])/[.B50]" office:value-type="percentage" office:value="0.000609486473349937" calcext:value-type="percentage">
            <text:p>0.061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</text:p>
          </table:table-cell>
          <table:table-cell table:style-name="ce4" table:formula="of:=[.B50]*POWER(2;1/12)" office:value-type="float" office:value="880.001462148675" calcext:value-type="float">
            <text:p>880.00</text:p>
          </table:table-cell>
          <table:table-cell table:style-name="ce6" table:formula="of:=INT([.$B$3]/[.B51]+0.5)" office:value-type="float" office:value="5682" calcext:value-type="float">
            <text:p>5682</text:p>
          </table:table-cell>
          <table:table-cell table:style-name="ce8" table:formula="of:=[.$B$3]/[.C51]" office:value-type="float" office:value="879.971840901091" calcext:value-type="float">
            <text:p>879.97</text:p>
          </table:table-cell>
          <table:table-cell table:style-name="ce11" table:formula="of:=ABS([.D51]-[.B51])/[.B51]" office:value-type="percentage" office:value="0.0000336604526897625" calcext:value-type="percentage">
            <text:p>0.0034%</text:p>
          </table:table-cell>
          <table:table-cell table:style-name="ce12" table:formula="of:=INT([.C51]/[.$F$1]+0.5)" office:value-type="float" office:value="89" calcext:value-type="float">
            <text:p>89</text:p>
          </table:table-cell>
          <table:table-cell table:style-name="ce8" table:formula="of:=[.$B$3]/([.$F$1]*[.F51])" office:value-type="float" office:value="877.808988764045" calcext:value-type="float">
            <text:p>877.81</text:p>
          </table:table-cell>
          <table:table-cell table:style-name="ce13" table:formula="of:=ABS([.G51]-[.B51])/[.B51]" office:value-type="percentage" office:value="0.00249144288837487" calcext:value-type="percentage">
            <text:p>0.249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#</text:p>
          </table:table-cell>
          <table:table-cell table:style-name="ce4" table:formula="of:=[.B51]*POWER(2;1/12)" office:value-type="float" office:value="932.329072128739" calcext:value-type="float">
            <text:p>932.33</text:p>
          </table:table-cell>
          <table:table-cell table:style-name="ce6" table:formula="of:=INT([.$B$3]/[.B52]+0.5)" office:value-type="float" office:value="5363" calcext:value-type="float">
            <text:p>5363</text:p>
          </table:table-cell>
          <table:table-cell table:style-name="ce8" table:formula="of:=[.$B$3]/[.C52]" office:value-type="float" office:value="932.31400335633" calcext:value-type="float">
            <text:p>932.31</text:p>
          </table:table-cell>
          <table:table-cell table:style-name="ce11" table:formula="of:=ABS([.D52]-[.B52])/[.B52]" office:value-type="percentage" office:value="0.0000161625040548845" calcext:value-type="percentage">
            <text:p>0.0016%</text:p>
          </table:table-cell>
          <table:table-cell table:style-name="ce12" table:formula="of:=INT([.C52]/[.$F$1]+0.5)" office:value-type="float" office:value="84" calcext:value-type="float">
            <text:p>84</text:p>
          </table:table-cell>
          <table:table-cell table:style-name="ce8" table:formula="of:=[.$B$3]/([.$F$1]*[.F52])" office:value-type="float" office:value="930.059523809524" calcext:value-type="float">
            <text:p>930.06</text:p>
          </table:table-cell>
          <table:table-cell table:style-name="ce13" table:formula="of:=ABS([.G52]-[.B52])/[.B52]" office:value-type="percentage" office:value="0.00243427818252348" calcext:value-type="percentage">
            <text:p>0.243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B</text:p>
          </table:table-cell>
          <table:table-cell table:style-name="ce4" table:formula="of:=[.B52]*POWER(2;1/12)" office:value-type="float" office:value="987.768243718645" calcext:value-type="float">
            <text:p>987.77</text:p>
          </table:table-cell>
          <table:table-cell table:style-name="ce6" table:formula="of:=INT([.$B$3]/[.B53]+0.5)" office:value-type="float" office:value="5062" calcext:value-type="float">
            <text:p>5062</text:p>
          </table:table-cell>
          <table:table-cell table:style-name="ce8" table:formula="of:=[.$B$3]/[.C53]" office:value-type="float" office:value="987.751876728566" calcext:value-type="float">
            <text:p>987.75</text:p>
          </table:table-cell>
          <table:table-cell table:style-name="ce11" table:formula="of:=ABS([.D53]-[.B53])/[.B53]" office:value-type="percentage" office:value="0.0000165696661974267" calcext:value-type="percentage">
            <text:p>0.0017%</text:p>
          </table:table-cell>
          <table:table-cell table:style-name="ce12" table:formula="of:=INT([.C53]/[.$F$1]+0.5)" office:value-type="float" office:value="79" calcext:value-type="float">
            <text:p>79</text:p>
          </table:table-cell>
          <table:table-cell table:style-name="ce8" table:formula="of:=[.$B$3]/([.$F$1]*[.F53])" office:value-type="float" office:value="988.924050632911" calcext:value-type="float">
            <text:p>988.92</text:p>
          </table:table-cell>
          <table:table-cell table:style-name="ce13" table:formula="of:=ABS([.G53]-[.B53])/[.B53]" office:value-type="percentage" office:value="0.0011701195311924" calcext:value-type="percentage">
            <text:p>0.117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</text:p>
          </table:table-cell>
          <table:table-cell table:style-name="ce4" table:formula="of:=[.B53]*POWER(2;1/12)" office:value-type="float" office:value="1046.504" calcext:value-type="float">
            <text:p>1,046.50</text:p>
          </table:table-cell>
          <table:table-cell table:style-name="ce6" table:formula="of:=INT([.$B$3]/[.B54]+0.5)" office:value-type="float" office:value="4778" calcext:value-type="float">
            <text:p>4778</text:p>
          </table:table-cell>
          <table:table-cell table:style-name="ce8" table:formula="of:=[.$B$3]/[.C54]" office:value-type="float" office:value="1046.46295521139" calcext:value-type="float">
            <text:p>1046.46</text:p>
          </table:table-cell>
          <table:table-cell table:style-name="ce11" table:formula="of:=ABS([.D54]-[.B54])/[.B54]" office:value-type="percentage" office:value="0.0000392208616654291" calcext:value-type="percentage">
            <text:p>0.0039%</text:p>
          </table:table-cell>
          <table:table-cell table:style-name="ce12" table:formula="of:=INT([.C54]/[.$F$1]+0.5)" office:value-type="float" office:value="75" calcext:value-type="float">
            <text:p>75</text:p>
          </table:table-cell>
          <table:table-cell table:style-name="ce8" table:formula="of:=[.$B$3]/([.$F$1]*[.F54])" office:value-type="float" office:value="1041.66666666667" calcext:value-type="float">
            <text:p>1041.67</text:p>
          </table:table-cell>
          <table:table-cell table:style-name="ce13" table:formula="of:=ABS([.G54]-[.B54])/[.B54]" office:value-type="percentage" office:value="0.00462237443271595" calcext:value-type="percentage">
            <text:p>0.462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#</text:p>
          </table:table-cell>
          <table:table-cell table:style-name="ce4" table:formula="of:=[.B54]*POWER(2;1/12)" office:value-type="float" office:value="1108.73236609938" calcext:value-type="float">
            <text:p>1,108.73</text:p>
          </table:table-cell>
          <table:table-cell table:style-name="ce6" table:formula="of:=INT([.$B$3]/[.B55]+0.5)" office:value-type="float" office:value="4510" calcext:value-type="float">
            <text:p>4510</text:p>
          </table:table-cell>
          <table:table-cell table:style-name="ce8" table:formula="of:=[.$B$3]/[.C55]" office:value-type="float" office:value="1108.64745011086" calcext:value-type="float">
            <text:p>1108.65</text:p>
          </table:table-cell>
          <table:table-cell table:style-name="ce11" table:formula="of:=ABS([.D55]-[.B55])/[.B55]" office:value-type="percentage" office:value="0.0000765883554168354" calcext:value-type="percentage">
            <text:p>0.0077%</text:p>
          </table:table-cell>
          <table:table-cell table:style-name="ce12" table:formula="of:=INT([.C55]/[.$F$1]+0.5)" office:value-type="float" office:value="70" calcext:value-type="float">
            <text:p>70</text:p>
          </table:table-cell>
          <table:table-cell table:style-name="ce8" table:formula="of:=[.$B$3]/([.$F$1]*[.F55])" office:value-type="float" office:value="1116.07142857143" calcext:value-type="float">
            <text:p>1116.07</text:p>
          </table:table-cell>
          <table:table-cell table:style-name="ce13" table:formula="of:=ABS([.G55]-[.B55])/[.B55]" office:value-type="percentage" office:value="0.00661932734756029" calcext:value-type="percentage">
            <text:p>0.662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#</text:p>
          </table:table-cell>
          <table:table-cell table:style-name="ce4" table:formula="of:=[.B55]*POWER(2;1/12)" office:value-type="float" office:value="1174.66102340395" calcext:value-type="float">
            <text:p>1,174.66</text:p>
          </table:table-cell>
          <table:table-cell table:style-name="ce6" table:formula="of:=INT([.$B$3]/[.B56]+0.5)" office:value-type="float" office:value="4257" calcext:value-type="float">
            <text:p>4257</text:p>
          </table:table-cell>
          <table:table-cell table:style-name="ce8" table:formula="of:=[.$B$3]/[.C56]" office:value-type="float" office:value="1174.53605825699" calcext:value-type="float">
            <text:p>1174.54</text:p>
          </table:table-cell>
          <table:table-cell table:style-name="ce11" table:formula="of:=ABS([.D56]-[.B56])/[.B56]" office:value-type="percentage" office:value="0.000106384007365227" calcext:value-type="percentage">
            <text:p>0.0106%</text:p>
          </table:table-cell>
          <table:table-cell table:style-name="ce12" table:formula="of:=INT([.C56]/[.$F$1]+0.5)" office:value-type="float" office:value="67" calcext:value-type="float">
            <text:p>67</text:p>
          </table:table-cell>
          <table:table-cell table:style-name="ce8" table:formula="of:=[.$B$3]/([.$F$1]*[.F56])" office:value-type="float" office:value="1166.0447761194" calcext:value-type="float">
            <text:p>1166.04</text:p>
          </table:table-cell>
          <table:table-cell table:style-name="ce13" table:formula="of:=ABS([.G56]-[.B56])/[.B56]" office:value-type="percentage" office:value="0.00733509251850608" calcext:value-type="percentage">
            <text:p>0.734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#</text:p>
          </table:table-cell>
          <table:table-cell table:style-name="ce4" table:formula="of:=[.B56]*POWER(2;1/12)" office:value-type="float" office:value="1244.51000267881" calcext:value-type="float">
            <text:p>1,244.51</text:p>
          </table:table-cell>
          <table:table-cell table:style-name="ce6" table:formula="of:=INT([.$B$3]/[.B57]+0.5)" office:value-type="float" office:value="4018" calcext:value-type="float">
            <text:p>4018</text:p>
          </table:table-cell>
          <table:table-cell table:style-name="ce8" table:formula="of:=[.$B$3]/[.C57]" office:value-type="float" office:value="1244.40019910403" calcext:value-type="float">
            <text:p>1244.40</text:p>
          </table:table-cell>
          <table:table-cell table:style-name="ce11" table:formula="of:=ABS([.D57]-[.B57])/[.B57]" office:value-type="percentage" office:value="0.0000882303674069457" calcext:value-type="percentage">
            <text:p>0.0088%</text:p>
          </table:table-cell>
          <table:table-cell table:style-name="ce12" table:formula="of:=INT([.C57]/[.$F$1]+0.5)" office:value-type="float" office:value="63" calcext:value-type="float">
            <text:p>63</text:p>
          </table:table-cell>
          <table:table-cell table:style-name="ce8" table:formula="of:=[.$B$3]/([.$F$1]*[.F57])" office:value-type="float" office:value="1240.07936507937" calcext:value-type="float">
            <text:p>1240.08</text:p>
          </table:table-cell>
          <table:table-cell table:style-name="ce13" table:formula="of:=ABS([.G57]-[.B57])/[.B57]" office:value-type="percentage" office:value="0.00356014623418675" calcext:value-type="percentage">
            <text:p>0.356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</text:p>
          </table:table-cell>
          <table:table-cell table:style-name="ce4" table:formula="of:=[.B57]*POWER(2;1/12)" office:value-type="float" office:value="1318.51241839919" calcext:value-type="float">
            <text:p>1,318.51</text:p>
          </table:table-cell>
          <table:table-cell table:style-name="ce6" table:formula="of:=INT([.$B$3]/[.B58]+0.5)" office:value-type="float" office:value="3792" calcext:value-type="float">
            <text:p>3792</text:p>
          </table:table-cell>
          <table:table-cell table:style-name="ce8" table:formula="of:=[.$B$3]/[.C58]" office:value-type="float" office:value="1318.56540084388" calcext:value-type="float">
            <text:p>1318.57</text:p>
          </table:table-cell>
          <table:table-cell table:style-name="ce11" table:formula="of:=ABS([.D58]-[.B58])/[.B58]" office:value-type="percentage" office:value="0.0000401835007056028" calcext:value-type="percentage">
            <text:p>0.0040%</text:p>
          </table:table-cell>
          <table:table-cell table:style-name="ce12" table:formula="of:=INT([.C58]/[.$F$1]+0.5)" office:value-type="float" office:value="59" calcext:value-type="float">
            <text:p>59</text:p>
          </table:table-cell>
          <table:table-cell table:style-name="ce8" table:formula="of:=[.$B$3]/([.$F$1]*[.F58])" office:value-type="float" office:value="1324.15254237288" calcext:value-type="float">
            <text:p>1324.15</text:p>
          </table:table-cell>
          <table:table-cell table:style-name="ce13" table:formula="of:=ABS([.G58]-[.B58])/[.B58]" office:value-type="percentage" office:value="0.00427764190536952" calcext:value-type="percentage">
            <text:p>0.428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F</text:p>
          </table:table-cell>
          <table:table-cell table:style-name="ce4" table:formula="of:=[.B58]*POWER(2;1/12)" office:value-type="float" office:value="1396.91524674836" calcext:value-type="float">
            <text:p>1,396.92</text:p>
          </table:table-cell>
          <table:table-cell table:style-name="ce6" table:formula="of:=INT([.$B$3]/[.B59]+0.5)" office:value-type="float" office:value="3579" calcext:value-type="float">
            <text:p>3579</text:p>
          </table:table-cell>
          <table:table-cell table:style-name="ce8" table:formula="of:=[.$B$3]/[.C59]" office:value-type="float" office:value="1397.03827884884" calcext:value-type="float">
            <text:p>1397.04</text:p>
          </table:table-cell>
          <table:table-cell table:style-name="ce11" table:formula="of:=ABS([.D59]-[.B59])/[.B59]" office:value-type="percentage" office:value="0.000088074133893695" calcext:value-type="percentage">
            <text:p>0.0088%</text:p>
          </table:table-cell>
          <table:table-cell table:style-name="ce12" table:formula="of:=INT([.C59]/[.$F$1]+0.5)" office:value-type="float" office:value="56" calcext:value-type="float">
            <text:p>56</text:p>
          </table:table-cell>
          <table:table-cell table:style-name="ce8" table:formula="of:=[.$B$3]/([.$F$1]*[.F59])" office:value-type="float" office:value="1395.08928571429" calcext:value-type="float">
            <text:p>1395.09</text:p>
          </table:table-cell>
          <table:table-cell table:style-name="ce13" table:formula="of:=ABS([.G59]-[.B59])/[.B59]" office:value-type="percentage" office:value="0.00130713802310111" calcext:value-type="percentage">
            <text:p>0.131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F#</text:p>
          </table:table-cell>
          <table:table-cell table:style-name="ce4" table:formula="of:=[.B59]*POWER(2;1/12)" office:value-type="float" office:value="1479.9801498777" calcext:value-type="float">
            <text:p>1,479.98</text:p>
          </table:table-cell>
          <table:table-cell table:style-name="ce6" table:formula="of:=INT([.$B$3]/[.B60]+0.5)" office:value-type="float" office:value="3378" calcext:value-type="float">
            <text:p>3378</text:p>
          </table:table-cell>
          <table:table-cell table:style-name="ce8" table:formula="of:=[.$B$3]/[.C60]" office:value-type="float" office:value="1480.1657785672" calcext:value-type="float">
            <text:p>1480.17</text:p>
          </table:table-cell>
          <table:table-cell table:style-name="ce11" table:formula="of:=ABS([.D60]-[.B60])/[.B60]" office:value-type="percentage" office:value="0.000125426472455517" calcext:value-type="percentage">
            <text:p>0.0125%</text:p>
          </table:table-cell>
          <table:table-cell table:style-name="ce12" table:formula="of:=INT([.C60]/[.$F$1]+0.5)" office:value-type="float" office:value="53" calcext:value-type="float">
            <text:p>53</text:p>
          </table:table-cell>
          <table:table-cell table:style-name="ce8" table:formula="of:=[.$B$3]/([.$F$1]*[.F60])" office:value-type="float" office:value="1474.05660377358" calcext:value-type="float">
            <text:p>1474.06</text:p>
          </table:table-cell>
          <table:table-cell table:style-name="ce13" table:formula="of:=ABS([.G60]-[.B60])/[.B60]" office:value-type="percentage" office:value="0.00400244969812666" calcext:value-type="percentage">
            <text:p>0.400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G</text:p>
          </table:table-cell>
          <table:table-cell table:style-name="ce4" table:formula="of:=[.B60]*POWER(2;1/12)" office:value-type="float" office:value="1567.98434917976" calcext:value-type="float">
            <text:p>1,567.98</text:p>
          </table:table-cell>
          <table:table-cell table:style-name="ce6" table:formula="of:=INT([.$B$3]/[.B61]+0.5)" office:value-type="float" office:value="3189" calcext:value-type="float">
            <text:p>3189</text:p>
          </table:table-cell>
          <table:table-cell table:style-name="ce8" table:formula="of:=[.$B$3]/[.C61]" office:value-type="float" office:value="1567.88962057071" calcext:value-type="float">
            <text:p>1567.89</text:p>
          </table:table-cell>
          <table:table-cell table:style-name="ce11" table:formula="of:=ABS([.D61]-[.B61])/[.B61]" office:value-type="percentage" office:value="0.0000604142567466755" calcext:value-type="percentage">
            <text:p>0.0060%</text:p>
          </table:table-cell>
          <table:table-cell table:style-name="ce12" table:formula="of:=INT([.C61]/[.$F$1]+0.5)" office:value-type="float" office:value="50" calcext:value-type="float">
            <text:p>50</text:p>
          </table:table-cell>
          <table:table-cell table:style-name="ce8" table:formula="of:=[.$B$3]/([.$F$1]*[.F61])" office:value-type="float" office:value="1562.5" calcext:value-type="float">
            <text:p>1562.50</text:p>
          </table:table-cell>
          <table:table-cell table:style-name="ce13" table:formula="of:=ABS([.G61]-[.B61])/[.B61]" office:value-type="percentage" office:value="0.00349770658273904" calcext:value-type="percentage">
            <text:p>0.350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G#</text:p>
          </table:table-cell>
          <table:table-cell table:style-name="ce4" table:formula="of:=[.B61]*POWER(2;1/12)" office:value-type="float" office:value="1661.22155048893" calcext:value-type="float">
            <text:p>1,661.22</text:p>
          </table:table-cell>
          <table:table-cell table:style-name="ce6" table:formula="of:=INT([.$B$3]/[.B62]+0.5)" office:value-type="float" office:value="3010" calcext:value-type="float">
            <text:p>3010</text:p>
          </table:table-cell>
          <table:table-cell table:style-name="ce8" table:formula="of:=[.$B$3]/[.C62]" office:value-type="float" office:value="1661.12956810631" calcext:value-type="float">
            <text:p>1661.13</text:p>
          </table:table-cell>
          <table:table-cell table:style-name="ce11" table:formula="of:=ABS([.D62]-[.B62])/[.B62]" office:value-type="percentage" office:value="0.0000553703282940903" calcext:value-type="percentage">
            <text:p>0.0055%</text:p>
          </table:table-cell>
          <table:table-cell table:style-name="ce12" table:formula="of:=INT([.C62]/[.$F$1]+0.5)" office:value-type="float" office:value="47" calcext:value-type="float">
            <text:p>47</text:p>
          </table:table-cell>
          <table:table-cell table:style-name="ce8" table:formula="of:=[.$B$3]/([.$F$1]*[.F62])" office:value-type="float" office:value="1662.23404255319" calcext:value-type="float">
            <text:p>1662.23</text:p>
          </table:table-cell>
          <table:table-cell table:style-name="ce13" table:formula="of:=ABS([.G62]-[.B62])/[.B62]" office:value-type="percentage" office:value="0.00060948647334939" calcext:value-type="percentage">
            <text:p>0.061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</text:p>
          </table:table-cell>
          <table:table-cell table:style-name="ce4" table:formula="of:=[.B62]*POWER(2;1/12)" office:value-type="float" office:value="1760.00292429735" calcext:value-type="float">
            <text:p>1,760.00</text:p>
          </table:table-cell>
          <table:table-cell table:style-name="ce6" table:formula="of:=INT([.$B$3]/[.B63]+0.5)" office:value-type="float" office:value="2841" calcext:value-type="float">
            <text:p>2841</text:p>
          </table:table-cell>
          <table:table-cell table:style-name="ce8" table:formula="of:=[.$B$3]/[.C63]" office:value-type="float" office:value="1759.94368180218" calcext:value-type="float">
            <text:p>1759.94</text:p>
          </table:table-cell>
          <table:table-cell table:style-name="ce11" table:formula="of:=ABS([.D63]-[.B63])/[.B63]" office:value-type="percentage" office:value="0.0000336604526902793" calcext:value-type="percentage">
            <text:p>0.0034%</text:p>
          </table:table-cell>
          <table:table-cell table:style-name="ce12" table:formula="of:=INT([.C63]/[.$F$1]+0.5)" office:value-type="float" office:value="44" calcext:value-type="float">
            <text:p>44</text:p>
          </table:table-cell>
          <table:table-cell table:style-name="ce8" table:formula="of:=[.$B$3]/([.$F$1]*[.F63])" office:value-type="float" office:value="1775.56818181818" calcext:value-type="float">
            <text:p>1775.57</text:p>
          </table:table-cell>
          <table:table-cell table:style-name="ce13" table:formula="of:=ABS([.G63]-[.B63])/[.B63]" office:value-type="percentage" office:value="0.00884388162425673" calcext:value-type="percentage">
            <text:p>0.884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#</text:p>
          </table:table-cell>
          <table:table-cell table:style-name="ce4" table:formula="of:=[.B63]*POWER(2;1/12)" office:value-type="float" office:value="1864.65814425748" calcext:value-type="float">
            <text:p>1,864.66</text:p>
          </table:table-cell>
          <table:table-cell table:style-name="ce6" table:formula="of:=INT([.$B$3]/[.B64]+0.5)" office:value-type="float" office:value="2681" calcext:value-type="float">
            <text:p>2681</text:p>
          </table:table-cell>
          <table:table-cell table:style-name="ce8" table:formula="of:=[.$B$3]/[.C64]" office:value-type="float" office:value="1864.97575531518" calcext:value-type="float">
            <text:p>1864.98</text:p>
          </table:table-cell>
          <table:table-cell table:style-name="ce11" table:formula="of:=ABS([.D64]-[.B64])/[.B64]" office:value-type="percentage" office:value="0.000170332057208359" calcext:value-type="percentage">
            <text:p>0.0170%</text:p>
          </table:table-cell>
          <table:table-cell table:style-name="ce12" table:formula="of:=INT([.C64]/[.$F$1]+0.5)" office:value-type="float" office:value="42" calcext:value-type="float">
            <text:p>42</text:p>
          </table:table-cell>
          <table:table-cell table:style-name="ce8" table:formula="of:=[.$B$3]/([.$F$1]*[.F64])" office:value-type="float" office:value="1860.11904761905" calcext:value-type="float">
            <text:p>1860.12</text:p>
          </table:table-cell>
          <table:table-cell table:style-name="ce13" table:formula="of:=ABS([.G64]-[.B64])/[.B64]" office:value-type="percentage" office:value="0.00243427818252396" calcext:value-type="percentage">
            <text:p>0.243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B</text:p>
          </table:table-cell>
          <table:table-cell table:style-name="ce4" table:formula="of:=[.B64]*POWER(2;1/12)" office:value-type="float" office:value="1975.53648743729" calcext:value-type="float">
            <text:p>1,975.54</text:p>
          </table:table-cell>
          <table:table-cell table:style-name="ce6" table:formula="of:=INT([.$B$3]/[.B65]+0.5)" office:value-type="float" office:value="2531" calcext:value-type="float">
            <text:p>2531</text:p>
          </table:table-cell>
          <table:table-cell table:style-name="ce8" table:formula="of:=[.$B$3]/[.C65]" office:value-type="float" office:value="1975.50375345713" calcext:value-type="float">
            <text:p>1975.50</text:p>
          </table:table-cell>
          <table:table-cell table:style-name="ce11" table:formula="of:=ABS([.D65]-[.B65])/[.B65]" office:value-type="percentage" office:value="0.0000165696661980022" calcext:value-type="percentage">
            <text:p>0.0017%</text:p>
          </table:table-cell>
          <table:table-cell table:style-name="ce12" table:formula="of:=INT([.C65]/[.$F$1]+0.5)" office:value-type="float" office:value="40" calcext:value-type="float">
            <text:p>40</text:p>
          </table:table-cell>
          <table:table-cell table:style-name="ce8" table:formula="of:=[.$B$3]/([.$F$1]*[.F65])" office:value-type="float" office:value="1953.125" calcext:value-type="float">
            <text:p>1953.13</text:p>
          </table:table-cell>
          <table:table-cell table:style-name="ce13" table:formula="of:=ABS([.G65]-[.B65])/[.B65]" office:value-type="percentage" office:value="0.0113445069629481" calcext:value-type="percentage">
            <text:p>1.134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</text:p>
          </table:table-cell>
          <table:table-cell table:style-name="ce4" table:formula="of:=[.B65]*POWER(2;1/12)" office:value-type="float" office:value="2093.008" calcext:value-type="float">
            <text:p>2,093.01</text:p>
          </table:table-cell>
          <table:table-cell table:style-name="ce6" table:formula="of:=INT([.$B$3]/[.B66]+0.5)" office:value-type="float" office:value="2389" calcext:value-type="float">
            <text:p>2389</text:p>
          </table:table-cell>
          <table:table-cell table:style-name="ce8" table:formula="of:=[.$B$3]/[.C66]" office:value-type="float" office:value="2092.92591042277" calcext:value-type="float">
            <text:p>2092.93</text:p>
          </table:table-cell>
          <table:table-cell table:style-name="ce11" table:formula="of:=ABS([.D66]-[.B66])/[.B66]" office:value-type="percentage" office:value="0.0000392208616660809" calcext:value-type="percentage">
            <text:p>0.0039%</text:p>
          </table:table-cell>
          <table:table-cell table:style-name="ce12" table:formula="of:=INT([.C66]/[.$F$1]+0.5)" office:value-type="float" office:value="37" calcext:value-type="float">
            <text:p>37</text:p>
          </table:table-cell>
          <table:table-cell table:style-name="ce8" table:formula="of:=[.$B$3]/([.$F$1]*[.F66])" office:value-type="float" office:value="2111.48648648649" calcext:value-type="float">
            <text:p>2111.49</text:p>
          </table:table-cell>
          <table:table-cell table:style-name="ce13" table:formula="of:=ABS([.G66]-[.B66])/[.B66]" office:value-type="percentage" office:value="0.0088286745614359" calcext:value-type="percentage">
            <text:p>0.883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#</text:p>
          </table:table-cell>
          <table:table-cell table:style-name="ce4" table:formula="of:=[.B66]*POWER(2;1/12)" office:value-type="float" office:value="2217.46473219876" calcext:value-type="float">
            <text:p>2,217.46</text:p>
          </table:table-cell>
          <table:table-cell table:style-name="ce6" table:formula="of:=INT([.$B$3]/[.B67]+0.5)" office:value-type="float" office:value="2255" calcext:value-type="float">
            <text:p>2255</text:p>
          </table:table-cell>
          <table:table-cell table:style-name="ce8" table:formula="of:=[.$B$3]/[.C67]" office:value-type="float" office:value="2217.29490022173" calcext:value-type="float">
            <text:p>2217.29</text:p>
          </table:table-cell>
          <table:table-cell table:style-name="ce11" table:formula="of:=ABS([.D67]-[.B67])/[.B67]" office:value-type="percentage" office:value="0.0000765883554174506" calcext:value-type="percentage">
            <text:p>0.0077%</text:p>
          </table:table-cell>
          <table:table-cell table:style-name="ce12" table:formula="of:=INT([.C67]/[.$F$1]+0.5)" office:value-type="float" office:value="35" calcext:value-type="float">
            <text:p>35</text:p>
          </table:table-cell>
          <table:table-cell table:style-name="ce8" table:formula="of:=[.$B$3]/([.$F$1]*[.F67])" office:value-type="float" office:value="2232.14285714286" calcext:value-type="float">
            <text:p>2232.14</text:p>
          </table:table-cell>
          <table:table-cell table:style-name="ce13" table:formula="of:=ABS([.G67]-[.B67])/[.B67]" office:value-type="percentage" office:value="0.00661932734755967" calcext:value-type="percentage">
            <text:p>0.662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#</text:p>
          </table:table-cell>
          <table:table-cell table:style-name="ce4" table:formula="of:=[.B67]*POWER(2;1/12)" office:value-type="float" office:value="2349.32204680791" calcext:value-type="float">
            <text:p>2,349.32</text:p>
          </table:table-cell>
          <table:table-cell table:style-name="ce6" table:formula="of:=INT([.$B$3]/[.B68]+0.5)" office:value-type="float" office:value="2128" calcext:value-type="float">
            <text:p>2128</text:p>
          </table:table-cell>
          <table:table-cell table:style-name="ce8" table:formula="of:=[.$B$3]/[.C68]" office:value-type="float" office:value="2349.62406015038" calcext:value-type="float">
            <text:p>2349.62</text:p>
          </table:table-cell>
          <table:table-cell table:style-name="ce11" table:formula="of:=ABS([.D68]-[.B68])/[.B68]" office:value-type="percentage" office:value="0.000128553402406656" calcext:value-type="percentage">
            <text:p>0.0129%</text:p>
          </table:table-cell>
          <table:table-cell table:style-name="ce12" table:formula="of:=INT([.C68]/[.$F$1]+0.5)" office:value-type="float" office:value="33" calcext:value-type="float">
            <text:p>33</text:p>
          </table:table-cell>
          <table:table-cell table:style-name="ce8" table:formula="of:=[.$B$3]/([.$F$1]*[.F68])" office:value-type="float" office:value="2367.42424242424" calcext:value-type="float">
            <text:p>2367.42</text:p>
          </table:table-cell>
          <table:table-cell table:style-name="ce13" table:formula="of:=ABS([.G68]-[.B68])/[.B68]" office:value-type="percentage" office:value="0.00770528486757643" calcext:value-type="percentage">
            <text:p>0.771%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#</text:p>
          </table:table-cell>
          <table:table-cell table:style-name="ce4" table:formula="of:=[.B68]*POWER(2;1/12)" office:value-type="float" office:value="2489.02000535762" calcext:value-type="float">
            <text:p>2,489.02</text:p>
          </table:table-cell>
          <table:table-cell table:style-name="ce6" table:formula="of:=INT([.$B$3]/[.B69]+0.5)" office:value-type="float" office:value="2009" calcext:value-type="float">
            <text:p>2009</text:p>
          </table:table-cell>
          <table:table-cell table:style-name="ce8" table:formula="of:=[.$B$3]/[.C69]" office:value-type="float" office:value="2488.80039820806" calcext:value-type="float">
            <text:p>2488.80</text:p>
          </table:table-cell>
          <table:table-cell table:style-name="ce11" table:formula="of:=ABS([.D69]-[.B69])/[.B69]" office:value-type="percentage" office:value="0.0000882303674076765" calcext:value-type="percentage">
            <text:p>0.0088%</text:p>
          </table:table-cell>
          <table:table-cell table:style-name="ce12" table:formula="of:=INT([.C69]/[.$F$1]+0.5)" office:value-type="float" office:value="31" calcext:value-type="float">
            <text:p>31</text:p>
          </table:table-cell>
          <table:table-cell table:style-name="ce8" table:formula="of:=[.$B$3]/([.$F$1]*[.F69])" office:value-type="float" office:value="2520.16129032258" calcext:value-type="float">
            <text:p>2520.16</text:p>
          </table:table-cell>
          <table:table-cell table:style-name="ce13" table:formula="of:=ABS([.G69]-[.B69])/[.B69]" office:value-type="percentage" office:value="0.0125114643104224" calcext:value-type="percentage">
            <text:p>1.251%</text:p>
          </table:table-cell>
          <table:table-cell table:number-columns-repeated="56"/>
        </table:table-row>
        <table:table-row table:style-name="ro2" table:number-rows-repeated="8">
          <table:table-cell table:number-columns-repeated="2"/>
          <table:table-cell table:style-name="ce8"/>
          <table:table-cell table:style-name="ce10"/>
          <table:table-cell table:number-columns-repeated="60"/>
        </table:table-row>
        <table:table-row table:style-name="ro2" table:number-rows-repeated="3">
          <table:table-cell table:style-name="ce4"/>
          <table:table-cell/>
          <table:table-cell table:style-name="ce8"/>
          <table:table-cell table:style-name="ce10"/>
          <table:table-cell table:number-columns-repeated="60"/>
        </table:table-row>
        <table:table-row table:style-name="ro2" table:number-rows-repeated="104849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heet1.C6:Sheet1.C69">
            <calcext:condition calcext:apply-style-name="ConditionalStyle_2" calcext:value="&gt;65535" calcext:base-cell-address="Sheet1.C6"/>
          </calcext:conditional-format>
          <calcext:conditional-format calcext:target-range-address="Sheet1.F6:Sheet1.F69">
            <calcext:condition calcext:apply-style-name="ConditionalStyle_1" calcext:value="&gt;65535/[.$F$1]" calcext:base-cell-address="Sheet1.F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5">
      <number:number number:decimal-places="4" loext:min-decimal-places="4" number:min-integer-digits="1"/>
      <number:text>%</number:text>
    </number:percentage-style>
    <number:percentage-style style:name="N116">
      <number:number number:decimal-places="3" loext:min-decimal-places="3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7" style:display-name="Accent 1 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8" style:display-name="Accent 1 8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8" style:display-name="Accent 2 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9" style:display-name="Accent 2 9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0" style:display-name="Accent 3 10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9" style:display-name="Accent 3 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6" style:display-name="Accen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7" style:display-name="Accent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10" style:display-name="Error 10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11" style:display-name="Error 11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1" style:display-name="Excel Built-in Bad 11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2" style:display-name="Excel Built-in Bad 12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2" style:display-name="Excel Built-in Good 12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3" style:display-name="Excel Built-in Good 13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3" style:display-name="Excel Built-in 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4" style:display-name="Excel Built-in Heading 1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4" style:display-name="Excel Built-in 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5" style:display-name="Excel Built-in Heading 2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5" style:display-name="Excel Built-in 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6" style:display-name="Excel Built-in Neutral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6" style:display-name="Excel Built-in 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7" style:display-name="Excel Built-in Note 17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17" style:display-name="Footnote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18" style:display-name="Footnote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8" style:display-name="Head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9" style:display-name="Heading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9" style:display-name="Hyperlink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20" style:display-name="Hyperlink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19" style:display-name="Status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20" style:display-name="Status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21" style:display-name="Status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0" style:display-name="Tex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1" style:display-name="Tex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2" style:display-name="Text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4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1" style:display-name="Warning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2" style:display-name="Warning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3" style:display-name="Warning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ext-properties fo:color="#ff4000"/>
    </style:style>
    <style:style style:name="ConditionalStyle_5f_1" style:display-name="ConditionalStyle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5.285cm" fo:margin-left="0cm" fo:margin-right="0cm" fo:margin-bottom="4.897cm"/>
      </style:header-style>
      <style:footer-style>
        <style:header-footer-properties fo:min-height="5.285cm" fo:margin-left="0cm" fo:margin-right="0cm" fo:margin-top="4.897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creator>Paul Robson</dc:creator>
    <meta:editing-cycles>8</meta:editing-cycles>
    <meta:creation-date>2020-03-02T08:12:55</meta:creation-date>
    <dc:date>2020-04-01T13:22:41</dc:date>
    <meta:editing-duration>PT34M</meta:editing-duration>
    <meta:generator>LibreOffice/6.4.2.2$Linux_X86_64 LibreOffice_project/40$Build-2</meta:generator>
    <meta:document-statistic meta:table-count="1" meta:cell-count="53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16">
      <number:number number:decimal-places="3" loext:min-decimal-places="3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GB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8b8b8b"/>
    </style:style>
    <style:style style:name="ch7" style:family="chart" style:data-style-name="N116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2.172cm" svg:height="14.729cm" xlink:href=".." xlink:type="simple" chart:class="chart:bar" chart:style-name="ch1">
        <chart:title svg:x="3.444cm" svg:y="0.43cm" chart:style-name="ch2">
          <text:p>Error % in scaled notes over audible range</text:p>
        </chart:title>
        <chart:plot-area chart:style-name="ch3" table:cell-range-address="Sheet1.H6:Sheet1.H69" svg:x="0.443cm" svg:y="1.847cm" svg:width="21.286cm" svg:height="12.588cm">
          <chartooo:coordinate-region svg:x="1.602cm" svg:y="1.847cm" svg:width="20.127cm" svg:height="11.7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6:Sheet1.H69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79523183201752">
                <text:p>0.000379523183201752</text:p>
                <draw:g>
                  <svg:desc>Sheet1.H6:Sheet1.H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67033388881305">
                <text:p>0.000367033388881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28553402408979">
                <text:p>0.000128553402408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09733661296235">
                <text:p>0.000409733661296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01835007073273">
                <text:p>0.0000401835007073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91280076756679">
                <text:p>0.000191280076756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66363720721752">
                <text:p>0.000466363720721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53243078808173">
                <text:p>0.000253243078808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0948647335117">
                <text:p>0.00060948647335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18440371095822">
                <text:p>0.000318440371095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43529942306093">
                <text:p>0.0005435299423060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411507829835067">
                <text:p>0.000411507829835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79523183201317">
                <text:p>0.000379523183201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519816818024132">
                <text:p>0.000519816818024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28553402408592">
                <text:p>0.000128553402408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40973366129587">
                <text:p>0.000409733661295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401835007069824">
                <text:p>0.0000401835007069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927074196087799">
                <text:p>0.000927074196087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717917838850402">
                <text:p>0.0007179178388504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0020710048891">
                <text:p>0.00100020710048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609486473350759">
                <text:p>0.0006094864733507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18440371095435">
                <text:p>0.000318440371095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543529942305727">
                <text:p>0.0005435299423057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17011953119333">
                <text:p>0.00117011953119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29335227362725">
                <text:p>0.001293352273627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519816818024542">
                <text:p>0.000519816818024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28553402408204">
                <text:p>0.000128553402408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09733661295322">
                <text:p>0.0004097336612953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40183500706465">
                <text:p>0.000040183500706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3071380231003">
                <text:p>0.0013071380231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717917838849941">
                <text:p>0.0007179178388499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50984263041386">
                <text:p>0.001509842630413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609486473350348">
                <text:p>0.0006094864733503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49144288837436">
                <text:p>0.00249144288837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43427818252299">
                <text:p>0.002434278182522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17011953119286">
                <text:p>0.00117011953119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05801231605814">
                <text:p>0.002058012316058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519816818024952">
                <text:p>0.0005198168180249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28553402407817">
                <text:p>0.0001285534024078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56014623418639">
                <text:p>0.00356014623418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16166600980102">
                <text:p>0.004161666009801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30713802310062">
                <text:p>0.001307138023100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0024496981262">
                <text:p>0.00400244969812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49770658273846">
                <text:p>0.00349770658273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609486473349937">
                <text:p>0.000609486473349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49144288837487">
                <text:p>0.002491442888374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43427818252348">
                <text:p>0.002434278182523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1701195311924">
                <text:p>0.00117011953119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62237443271595">
                <text:p>0.00462237443271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61932734756029">
                <text:p>0.006619327347560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33509251850608">
                <text:p>0.007335092518506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56014623418675">
                <text:p>0.003560146234186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27764190536952">
                <text:p>0.004277641905369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30713802310111">
                <text:p>0.00130713802310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00244969812666">
                <text:p>0.00400244969812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49770658273904">
                <text:p>0.003497706582739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60948647334939">
                <text:p>0.00060948647334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84388162425673">
                <text:p>0.008843881624256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43427818252396">
                <text:p>0.002434278182523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13445069629481">
                <text:p>0.01134450696294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88286745614359">
                <text:p>0.00882867456143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61932734755967">
                <text:p>0.006619327347559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770528486757643">
                <text:p>0.007705284867576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25114643104224">
                <text:p>0.0125114643104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